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Liberation Serif" fo:font-size="17pt" fo:font-weight="bold" officeooo:rsid="1bd94f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Liberation Serif" fo:font-size="17pt" fo:font-weight="bold" officeooo:rsid="1be26630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style:use-window-font-color="true" officeooo:paragraph-rsid="233dc66a"/>
    </style:style>
    <style:style style:name="P5" style:family="paragraph" style:parent-style-name="Standard" style:list-style-name="L1">
      <style:text-properties style:use-window-font-color="true" style:font-name="標楷體1" fo:font-size="17pt" fo:font-weight="bold" officeooo:rsid="1bd94f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3c855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a44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5b36d8c" officeooo:paragraph-rsid="25d488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5b36d8c" officeooo:paragraph-rsid="25d7f72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5b36d8c" officeooo:paragraph-rsid="25d79a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f902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fcbb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bf2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9ed3c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a99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5fe3a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1102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1150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11e8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0c3c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22f9f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43e37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4986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0579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6a9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795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9eb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8d9c9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8f0d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88bf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6196f38" officeooo:paragraph-rsid="267306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6196f38" officeooo:paragraph-rsid="266e3b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14556d7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be6c40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c55d3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c752b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c752bcf" officeooo:paragraph-rsid="23c34d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3613a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a44c9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8052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c34ce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df8f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de55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ef5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f5dae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a7ae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f899d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d6c0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c3b3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abaf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5ce3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635c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43a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f6547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d1c6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8d08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08468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09e6e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4d155f9" officeooo:paragraph-rsid="2508468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4d155f9" officeooo:paragraph-rsid="25f9028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42f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5f15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7a99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7dd20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7b674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8403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5fe3a7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0579d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1a5f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1ae8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22f9f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2775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2b5d7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08d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2998a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336e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5958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840f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9b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c92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43e37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be4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f6f1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662a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7807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cf3b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8c3d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0c4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48226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a349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c5ef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2b9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0f33a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63cc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981f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9ed3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99f99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63b61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6000606" officeooo:paragraph-rsid="260006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c40ccab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3c34d7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4d9f85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c7bba95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dd60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dfac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e9918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ed332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feb42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f72bc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fa05f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114556d7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1c55d3cf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officeooo:paragraph-rsid="233dc66a" style:font-name-asian="Liberation Serif"/>
    </style:style>
    <style:style style:name="P119" style:family="paragraph" style:parent-style-name="Standard" style:list-style-name="L1">
      <style:text-properties fo:color="#333333" style:font-name="Liberation Serif" officeooo:paragraph-rsid="251bd492" style:font-name-asian="Liberation Serif"/>
    </style:style>
    <style:style style:name="P120" style:family="paragraph" style:parent-style-name="Standard" style:list-style-name="L1">
      <style:text-properties fo:color="#333333" style:font-name="Liberation Serif" officeooo:paragraph-rsid="25264ae7" style:font-name-asian="Liberation Serif"/>
    </style:style>
    <style:style style:name="P121" style:family="paragraph" style:parent-style-name="Standard" style:list-style-name="L1">
      <style:text-properties fo:color="#333333" style:font-name="Liberation Serif" officeooo:paragraph-rsid="2525dfa7" style:font-name-asian="Liberation Serif"/>
    </style:style>
    <style:style style:name="P122" style:family="paragraph" style:parent-style-name="Standard" style:list-style-name="L1">
      <style:text-properties fo:color="#333333" style:font-name="Liberation Serif" officeooo:paragraph-rsid="2527c675" style:font-name-asian="Liberation Serif"/>
    </style:style>
    <style:style style:name="P123" style:family="paragraph" style:parent-style-name="Standard" style:list-style-name="L1">
      <style:text-properties fo:color="#333333" style:font-name="Liberation Serif" officeooo:paragraph-rsid="252a002d" style:font-name-asian="Liberation Serif"/>
    </style:style>
    <style:style style:name="P124" style:family="paragraph" style:parent-style-name="Standard" style:list-style-name="L1">
      <style:text-properties fo:color="#333333" style:font-name="Liberation Serif" officeooo:paragraph-rsid="2528427c" style:font-name-asian="Liberation Serif"/>
    </style:style>
    <style:style style:name="P125" style:family="paragraph" style:parent-style-name="Standard" style:list-style-name="L1">
      <style:text-properties fo:color="#333333" style:font-name="Liberation Serif" officeooo:paragraph-rsid="252e903e" style:font-name-asian="Liberation Serif"/>
    </style:style>
    <style:style style:name="P126" style:family="paragraph" style:parent-style-name="Standard" style:list-style-name="L1">
      <style:text-properties fo:color="#333333" style:font-name="Liberation Serif" officeooo:rsid="2530e022" officeooo:paragraph-rsid="253b6634" style:font-name-asian="Liberation Serif"/>
    </style:style>
    <style:style style:name="P127" style:family="paragraph" style:parent-style-name="Standard" style:list-style-name="L1">
      <style:text-properties fo:color="#333333" style:font-name="Liberation Serif" officeooo:rsid="2530e022" officeooo:paragraph-rsid="25349595" style:font-name-asian="Liberation Serif"/>
    </style:style>
    <style:style style:name="P128" style:family="paragraph" style:parent-style-name="Standard" style:list-style-name="L1">
      <style:text-properties fo:color="#333333" style:font-name="Liberation Serif" officeooo:rsid="2530e022" officeooo:paragraph-rsid="253bb845" style:font-name-asian="Liberation Serif"/>
    </style:style>
    <style:style style:name="P129" style:family="paragraph" style:parent-style-name="Standard" style:list-style-name="L1">
      <style:text-properties fo:color="#333333" style:font-name="Liberation Serif" officeooo:rsid="2530e022" officeooo:paragraph-rsid="253316cc" style:font-name-asian="Liberation Serif"/>
    </style:style>
    <style:style style:name="P130" style:family="paragraph" style:parent-style-name="Standard" style:list-style-name="L1">
      <style:text-properties fo:color="#333333" style:font-name="Liberation Serif" officeooo:rsid="2530e022" officeooo:paragraph-rsid="25334a6e" style:font-name-asian="Liberation Serif"/>
    </style:style>
    <style:style style:name="P131" style:family="paragraph" style:parent-style-name="Standard" style:list-style-name="L1">
      <style:text-properties fo:color="#333333" style:font-name="Liberation Serif" officeooo:rsid="25109ef0" officeooo:paragraph-rsid="25109ef0" style:font-name-asian="Liberation Serif"/>
    </style:style>
    <style:style style:name="P132" style:family="paragraph" style:parent-style-name="Standard" style:list-style-name="L1">
      <style:text-properties fo:color="#333333" style:font-name="Liberation Serif" officeooo:rsid="25109ef0" officeooo:paragraph-rsid="2512246d" style:font-name-asian="Liberation Serif"/>
    </style:style>
    <style:style style:name="P133" style:family="paragraph" style:parent-style-name="Standard" style:list-style-name="L1">
      <style:text-properties fo:color="#333333" style:font-name="Liberation Serif" officeooo:rsid="25109ef0" officeooo:paragraph-rsid="251f323a" style:font-name-asian="Liberation Serif"/>
    </style:style>
    <style:style style:name="P134" style:family="paragraph" style:parent-style-name="Standard" style:list-style-name="L1">
      <style:text-properties fo:color="#333333" style:font-name="Liberation Serif" officeooo:rsid="25109ef0" officeooo:paragraph-rsid="25192abf" style:font-name-asian="Liberation Serif"/>
    </style:style>
    <style:style style:name="P135" style:family="paragraph" style:parent-style-name="Standard" style:list-style-name="L1">
      <style:text-properties fo:color="#333333" style:font-name="Liberation Serif" officeooo:rsid="25109ef0" officeooo:paragraph-rsid="25162052" style:font-name-asian="Liberation Serif"/>
    </style:style>
    <style:style style:name="P136" style:family="paragraph" style:parent-style-name="Standard" style:list-style-name="L1">
      <style:text-properties fo:color="#333333" style:font-name="Liberation Serif" officeooo:rsid="25109ef0" officeooo:paragraph-rsid="2516fca8" style:font-name-asian="Liberation Serif"/>
    </style:style>
    <style:style style:name="P137" style:family="paragraph" style:parent-style-name="Standard" style:list-style-name="L1">
      <style:text-properties fo:color="#333333" style:font-name="Liberation Serif" officeooo:rsid="25109ef0" officeooo:paragraph-rsid="25114e3c" style:font-name-asian="Liberation Serif"/>
    </style:style>
    <style:style style:name="P138" style:family="paragraph" style:parent-style-name="Standard" style:list-style-name="L1">
      <style:text-properties fo:color="#333333" style:font-name="Liberation Serif" officeooo:rsid="25109ef0" officeooo:paragraph-rsid="25174e2d" style:font-name-asian="Liberation Serif"/>
    </style:style>
    <style:style style:name="P139" style:family="paragraph" style:parent-style-name="Standard" style:list-style-name="L1">
      <style:text-properties fo:color="#333333" style:font-name="Liberation Serif" officeooo:rsid="1c752bcf" officeooo:paragraph-rsid="233dc66a" style:font-name-asian="標楷體1"/>
    </style:style>
    <style:style style:name="P140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dae38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7ed4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66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6c47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6a99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9444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a1277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9052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983c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9660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890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b210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2d0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d0d7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ac0c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0c8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bed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c2e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eb1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bfc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d4c7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9eb2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92a5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286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44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57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eb9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4ac0c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dcdd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8553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81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8536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d98d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a44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style:text-underline-style="none" fo:font-weight="bold" officeooo:rsid="1be6c40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style:text-underline-style="none" fo:font-weight="bold" officeooo:rsid="1be6c409" officeooo:paragraph-rsid="234c5d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style:text-underline-style="none" fo:font-weight="bold" officeooo:rsid="1be6c409" officeooo:paragraph-rsid="23485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1c42622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1ce8c50a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style:text-underline-style="none" fo:font-weight="bold" officeooo:rsid="1ced4b9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style:text-underline-style="none" fo:font-weight="bold" officeooo:rsid="1c47397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style:text-underline-style="none" fo:font-weight="bold" officeooo:rsid="1c4ee301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style:text-underline-style="none" fo:font-weight="bold" officeooo:rsid="1f008b4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style:text-underline-style="none" fo:font-weight="bold" officeooo:rsid="1c52c4e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style:text-underline-style="none" fo:font-weight="bold" officeooo:rsid="1c752b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fo:font-weight="bold" officeooo:rsid="1bd94f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fo:font-weight="bold" officeooo:rsid="1be6c40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1" fo:font-size="17pt" fo:font-weight="bold" officeooo:rsid="2527c675" officeooo:paragraph-rsid="253316cc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1" fo:font-size="17pt" fo:font-weight="bold" officeooo:rsid="2527c675" officeooo:paragraph-rsid="2536222f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81f98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191" style:family="paragraph" style:parent-style-name="Standard" style:list-style-name="L1">
      <style:text-properties fo:color="#333333" officeooo:paragraph-rsid="233dc66a"/>
    </style:style>
    <style:style style:name="P192" style:family="paragraph" style:parent-style-name="Standard" style:list-style-name="L1">
      <style:text-properties fo:color="#333333" officeooo:rsid="1c540ba3" officeooo:paragraph-rsid="233dc66a"/>
    </style:style>
    <style:style style:name="P193" style:family="paragraph" style:parent-style-name="Standard" style:list-style-name="L1">
      <style:text-properties fo:color="#1c1c1c" style:font-name="Liberation Serif" fo:font-size="17pt" style:text-underline-style="none" fo:font-weight="bold" officeooo:rsid="106f552c" officeooo:paragraph-rsid="25d1c6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0006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9b78f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9daf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924a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1c1c1c" style:font-name="Liberation Serif" fo:font-size="17pt" style:text-underline-style="none" fo:font-weight="bold" officeooo:rsid="0a7edee9" officeooo:paragraph-rsid="26bf2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1c1c1c" style:font-name="Liberation Serif" fo:font-size="17pt" style:text-underline-style="none" fo:font-weight="bold" officeooo:rsid="0a7edee9" officeooo:paragraph-rsid="26c044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1c1c1c" style:font-name="Liberation Serif" fo:font-size="17pt" style:text-underline-style="none" fo:font-weight="bold" officeooo:rsid="25fdc6ed" officeooo:paragraph-rsid="269688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1bd94fe9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1be26630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1bdfa214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1be73d42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1be6c409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1bf263e3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1bf27ac3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1beb0107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fo:font-size="17pt" fo:font-weight="bold" officeooo:rsid="25109ef0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1" fo:font-size="17pt" fo:font-weight="bold" officeooo:rsid="2527c67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fo:font-weight="bold" officeooo:rsid="2528427c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fo:font-weight="bold" officeooo:rsid="25302f36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6" style:family="text">
      <style:text-properties style:font-name="標楷體1" fo:font-size="17pt" fo:font-weight="bold" officeooo:rsid="2527c675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7" style:family="text">
      <style:text-properties style:font-name="標楷體1" fo:font-size="17pt" fo:font-weight="bold" officeooo:rsid="25109ef0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8" style:family="text">
      <style:text-properties style:font-name="標楷體1" fo:font-size="17pt" fo:font-weight="bold" officeooo:rsid="1be6c409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9" style:family="text">
      <style:text-properties style:font-name="標楷體1" fo:font-size="17pt" fo:font-weight="bold" officeooo:rsid="252e903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0" style:family="text">
      <style:text-properties style:font-name="標楷體1" fo:font-size="17pt" fo:font-weight="bold" officeooo:rsid="25302f36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1" style:family="text">
      <style:text-properties style:font-name="標楷體1" fo:font-size="17pt" fo:font-weight="bold" officeooo:rsid="253316cc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2" style:family="text">
      <style:text-properties style:font-name="標楷體1" fo:font-size="17pt" fo:font-weight="bold" officeooo:rsid="25349595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3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" style:family="text">
      <style:text-properties style:font-name="標楷體1" fo:font-size="17pt" fo:font-weight="bold" officeooo:rsid="2516205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" style:family="text">
      <style:text-properties style:font-name="標楷體1" fo:font-size="17pt" fo:font-weight="bold" officeooo:rsid="1be6c40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6" style:family="text">
      <style:text-properties style:font-name="標楷體1" fo:font-size="17pt" fo:font-weight="bold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27" style:family="text">
      <style:text-properties style:font-name="標楷體1" fo:font-size="17pt" fo:font-weight="bold" officeooo:rsid="25109ef0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be6c4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1ce62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1ceba2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1cb571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1cde7e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c4ee3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1c4f66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1c5215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1c52c4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1ca1a50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1c752b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1be6c409" style:font-name-asian="標楷體1"/>
    </style:style>
    <style:style style:name="T41" style:family="text">
      <style:text-properties style:font-name="標楷體1" officeooo:rsid="1c46630b" style:font-name-asian="標楷體1"/>
    </style:style>
    <style:style style:name="T42" style:family="text">
      <style:text-properties style:font-name="標楷體1" officeooo:rsid="1c364661" style:font-name-asian="標楷體1"/>
    </style:style>
    <style:style style:name="T43" style:family="text">
      <style:text-properties style:font-name="標楷體1" officeooo:rsid="1c52c4e0" style:font-name-asian="標楷體1"/>
    </style:style>
    <style:style style:name="T44" style:family="text">
      <style:text-properties style:font-name="標楷體1" officeooo:rsid="1c90f0a8" style:font-name-asian="標楷體1"/>
    </style:style>
    <style:style style:name="T45" style:family="text">
      <style:text-properties style:font-name="標楷體1" officeooo:rsid="1c752bcf" style:font-name-asian="標楷體1"/>
    </style:style>
    <style:style style:name="T46" style:family="text">
      <style:text-properties style:font-name="標楷體1" officeooo:rsid="1c7bba95" style:font-name-asian="標楷體1"/>
    </style:style>
    <style:style style:name="T47" style:family="text">
      <style:text-properties style:font-name="標楷體1" officeooo:rsid="1d03f47a" style:font-name-asian="標楷體1"/>
    </style:style>
    <style:style style:name="T48" style:family="text">
      <style:text-properties style:font-name="標楷體1" officeooo:rsid="1d0e139d" style:font-name-asian="標楷體1"/>
    </style:style>
    <style:style style:name="T49" style:family="text">
      <style:text-properties style:font-name="標楷體1" officeooo:rsid="1c8a5944" style:font-name-asian="標楷體1"/>
    </style:style>
    <style:style style:name="T50" style:family="text">
      <style:text-properties style:font-name="標楷體1" officeooo:rsid="0a7edee9" style:font-name-asian="標楷體1"/>
    </style:style>
    <style:style style:name="T51" style:family="text">
      <style:text-properties style:font-name="標楷體1" officeooo:rsid="1ca1a50a" style:font-name-asian="標楷體1"/>
    </style:style>
    <style:style style:name="T52" style:family="text">
      <style:text-properties style:font-name="標楷體1" officeooo:rsid="23c1d79b" style:font-name-asian="標楷體1"/>
    </style:style>
    <style:style style:name="T53" style:family="text">
      <style:text-properties style:font-name="標楷體1" officeooo:rsid="24d2f82b" style:font-name-asian="標楷體1"/>
    </style:style>
    <style:style style:name="T54" style:family="text">
      <style:text-properties style:font-name="標楷體1" officeooo:rsid="24df224f" style:font-name-asian="標楷體1"/>
    </style:style>
    <style:style style:name="T55" style:family="text">
      <style:text-properties style:font-name="標楷體1" officeooo:rsid="24e18140" style:font-name-asian="標楷體1"/>
    </style:style>
    <style:style style:name="T56" style:family="text">
      <style:text-properties style:font-name="標楷體1" officeooo:rsid="24dd609c" style:font-name-asian="標楷體1"/>
    </style:style>
    <style:style style:name="T57" style:family="text">
      <style:text-properties style:font-name="標楷體1" officeooo:rsid="1ceba2f5" style:font-name-asian="標楷體1"/>
    </style:style>
    <style:style style:name="T58" style:family="text">
      <style:text-properties style:font-name="標楷體1" officeooo:rsid="1bd94fe9" style:font-name-asian="標楷體1"/>
    </style:style>
    <style:style style:name="T59" style:family="text">
      <style:text-properties style:font-name="標楷體1" officeooo:rsid="25b36d8c" style:font-name-asian="標楷體1"/>
    </style:style>
    <style:style style:name="T60" style:family="text">
      <style:text-properties style:font-name="標楷體1" officeooo:rsid="25b635c5" style:font-name-asian="標楷體1"/>
    </style:style>
    <style:style style:name="T61" style:family="text">
      <style:text-properties style:font-name="標楷體1" officeooo:rsid="25b3afa5" style:font-name-asian="標楷體1"/>
    </style:style>
    <style:style style:name="T62" style:family="text">
      <style:text-properties style:font-name="標楷體1" officeooo:rsid="25babaf4" style:font-name-asian="標楷體1"/>
    </style:style>
    <style:style style:name="T63" style:family="text">
      <style:text-properties style:font-name="標楷體1" officeooo:rsid="25c8b888" style:font-name-asian="標楷體1"/>
    </style:style>
    <style:style style:name="T64" style:family="text">
      <style:text-properties style:font-name="標楷體1" officeooo:rsid="25c9e804" style:font-name-asian="標楷體1"/>
    </style:style>
    <style:style style:name="T65" style:family="text">
      <style:text-properties style:font-name="標楷體1" officeooo:rsid="25ce308b" style:font-name-asian="標楷體1"/>
    </style:style>
    <style:style style:name="T66" style:family="text">
      <style:text-properties style:font-name="標楷體1" officeooo:rsid="25d46903" style:font-name-asian="標楷體1"/>
    </style:style>
    <style:style style:name="T67" style:family="text">
      <style:text-properties style:font-name="標楷體1" officeooo:rsid="25e5b4f0" style:font-name-asian="標楷體1"/>
    </style:style>
    <style:style style:name="T68" style:family="text">
      <style:text-properties style:font-name="標楷體1" officeooo:rsid="25f5dae0" style:font-name-asian="標楷體1"/>
    </style:style>
    <style:style style:name="T69" style:family="text">
      <style:text-properties style:font-name="標楷體1" officeooo:rsid="24d155f9" style:font-name-asian="標楷體1"/>
    </style:style>
    <style:style style:name="T70" style:family="text">
      <style:text-properties style:font-name="標楷體1" officeooo:rsid="25fdc6ed" style:font-name-asian="標楷體1"/>
    </style:style>
    <style:style style:name="T71" style:family="text">
      <style:text-properties style:font-name="標楷體1" officeooo:rsid="26196f38" style:font-name-asian="標楷體1"/>
    </style:style>
    <style:style style:name="T72" style:family="text">
      <style:text-properties style:font-name="標楷體1" officeooo:rsid="261e3b9e" style:font-name-asian="標楷體1"/>
    </style:style>
    <style:style style:name="T73" style:family="text">
      <style:text-properties style:font-name="標楷體1" officeooo:rsid="2622f9fd" style:font-name-asian="標楷體1"/>
    </style:style>
    <style:style style:name="T74" style:family="text">
      <style:text-properties style:font-name="標楷體1" officeooo:rsid="2624d080" style:font-name-asian="標楷體1"/>
    </style:style>
    <style:style style:name="T75" style:family="text">
      <style:text-properties style:font-name="標楷體1" officeooo:rsid="263336eb" style:font-name-asian="標楷體1"/>
    </style:style>
    <style:style style:name="T76" style:family="text">
      <style:text-properties style:font-name="標楷體1" officeooo:rsid="263c507c" style:font-name-asian="標楷體1"/>
    </style:style>
    <style:style style:name="T77" style:family="text">
      <style:text-properties style:font-name="標楷體1" officeooo:rsid="264a03ee" style:font-name-asian="標楷體1"/>
    </style:style>
    <style:style style:name="T78" style:family="text">
      <style:text-properties style:font-name="標楷體1" officeooo:rsid="2654f56c" style:font-name-asian="標楷體1"/>
    </style:style>
    <style:style style:name="T79" style:family="text">
      <style:text-properties style:font-name="標楷體1" officeooo:rsid="267a9915" style:font-name-asian="標楷體1"/>
    </style:style>
    <style:style style:name="T80" style:family="text">
      <style:text-properties style:font-name="標楷體1" officeooo:rsid="26930eca" style:font-name-asian="標楷體1"/>
    </style:style>
    <style:style style:name="T81" style:family="text">
      <style:text-properties style:font-name="標楷體1" officeooo:rsid="26943cb0" style:font-name-asian="標楷體1"/>
    </style:style>
    <style:style style:name="T82" style:family="text">
      <style:text-properties style:font-name="標楷體1" officeooo:rsid="26959704" style:font-name-asian="標楷體1"/>
    </style:style>
    <style:style style:name="T83" style:family="text">
      <style:text-properties style:font-name="標楷體1" officeooo:rsid="15e810e7"/>
    </style:style>
    <style:style style:name="T84" style:family="text">
      <style:text-properties style:font-name="標楷體1" officeooo:rsid="1be51076"/>
    </style:style>
    <style:style style:name="T85" style:family="text">
      <style:text-properties style:font-name="標楷體1" officeooo:rsid="1be3ac54"/>
    </style:style>
    <style:style style:name="T86" style:family="text">
      <style:text-properties style:font-name="標楷體1" style:font-name-asian="Liberation Serif1" style:font-name-complex="Liberation Serif1"/>
    </style:style>
    <style:style style:name="T87" style:family="text">
      <style:text-properties style:font-name="標楷體1" officeooo:rsid="25c8b888" style:font-name-asian="Liberation Serif1" style:font-name-complex="Liberation Serif1"/>
    </style:style>
    <style:style style:name="T88" style:family="text">
      <style:text-properties style:font-name="標楷體1" officeooo:rsid="0a7edee9" style:font-name-asian="Liberation Serif1" style:font-name-complex="Liberation Serif1"/>
    </style:style>
    <style:style style:name="T89" style:family="text">
      <style:text-properties style:font-name="標楷體1" style:text-underline-style="solid" style:text-underline-width="auto" style:text-underline-color="font-color" officeooo:rsid="267a9915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267a9915"/>
    </style:style>
    <style:style style:name="T91" style:family="text">
      <style:text-properties style:font-name="標楷體1" style:text-underline-style="solid" style:text-underline-width="auto" style:text-underline-color="font-color" officeooo:rsid="133bbf48"/>
    </style:style>
    <style:style style:name="T92" style:family="text">
      <style:text-properties style:font-name="標楷體1" officeooo:rsid="1c066305"/>
    </style:style>
    <style:style style:name="T93" style:family="text">
      <style:text-properties style:font-name="標楷體1" officeooo:rsid="267a9915"/>
    </style:style>
    <style:style style:name="T94" style:family="text">
      <style:text-properties style:font-name-asian="標楷體1"/>
    </style:style>
    <style:style style:name="T95" style:family="text">
      <style:text-properties officeooo:rsid="1c752bcf" style:font-name-asian="標楷體1"/>
    </style:style>
    <style:style style:name="T96" style:family="text">
      <style:text-properties officeooo:rsid="1c52c4e0" style:font-name-asian="標楷體1"/>
    </style:style>
    <style:style style:name="T97" style:family="text">
      <style:text-properties officeooo:rsid="23c1d79b" style:font-name-asian="標楷體1"/>
    </style:style>
    <style:style style:name="T98" style:family="text">
      <style:text-properties officeooo:rsid="24d2f82b" style:font-name-asian="標楷體1"/>
    </style:style>
    <style:style style:name="T99" style:family="text">
      <style:text-properties officeooo:rsid="24dd609c" style:font-name-asian="標楷體1"/>
    </style:style>
    <style:style style:name="T100" style:family="text">
      <style:text-properties officeooo:rsid="24d155f9" style:font-name-asian="標楷體1"/>
    </style:style>
    <style:style style:name="T101" style:family="text">
      <style:text-properties officeooo:rsid="25b36d8c" style:font-name-asian="標楷體1"/>
    </style:style>
    <style:style style:name="T102" style:family="text">
      <style:text-properties officeooo:rsid="0a7edee9" style:font-name-asian="標楷體1"/>
    </style:style>
    <style:style style:name="T103" style:family="text">
      <style:text-properties officeooo:rsid="25b3afa5" style:font-name-asian="標楷體1"/>
    </style:style>
    <style:style style:name="T104" style:family="text">
      <style:text-properties officeooo:rsid="25b8052c" style:font-name-asian="標楷體1"/>
    </style:style>
    <style:style style:name="T105" style:family="text">
      <style:text-properties officeooo:rsid="25c9e804" style:font-name-asian="標楷體1"/>
    </style:style>
    <style:style style:name="T106" style:family="text">
      <style:text-properties officeooo:rsid="25fdc6ed" style:font-name-asian="標楷體1"/>
    </style:style>
    <style:style style:name="T107" style:family="text">
      <style:text-properties officeooo:rsid="260579d1" style:font-name-asian="標楷體1"/>
    </style:style>
    <style:style style:name="T108" style:family="text">
      <style:text-properties officeooo:rsid="26196f38" style:font-name-asian="標楷體1"/>
    </style:style>
    <style:style style:name="T109" style:family="text">
      <style:text-properties officeooo:rsid="261a5f40" style:font-name-asian="標楷體1"/>
    </style:style>
    <style:style style:name="T110" style:family="text">
      <style:text-properties officeooo:rsid="261e3b9e" style:font-name-asian="標楷體1"/>
    </style:style>
    <style:style style:name="T111" style:family="text">
      <style:text-properties officeooo:rsid="263c507c" style:font-name-asian="標楷體1"/>
    </style:style>
    <style:style style:name="T112" style:family="text">
      <style:text-properties officeooo:rsid="264a03ee" style:font-name-asian="標楷體1"/>
    </style:style>
    <style:style style:name="T113" style:family="text">
      <style:text-properties officeooo:rsid="2667a251" style:font-name-asian="標楷體1"/>
    </style:style>
    <style:style style:name="T114" style:family="text">
      <style:text-properties style:font-name="Liberation Serif" fo:font-size="17pt" fo:font-weight="bold" officeooo:rsid="1bd94fe9" style:font-name-asian="標楷體1" style:font-size-asian="17pt" style:language-asian="zh" style:country-asian="TW" style:font-weight-asian="bold" style:font-size-complex="17pt" style:font-weight-complex="bold"/>
    </style:style>
    <style:style style:name="T115" style:family="text">
      <style:text-properties style:font-name="Liberation Serif" fo:font-size="17pt" fo:font-weight="bold" officeooo:rsid="1be6c409" style:font-name-asian="標楷體1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style:font-name="Liberation Serif"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style:font-name="Liberation Serif" fo:font-size="17pt" fo:font-weight="bold" officeooo:rsid="1cb4cff4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style:font-name="Liberation Serif" fo:font-size="17pt" style:text-underline-style="none" fo:font-weight="bold" officeooo:rsid="1c52c4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9" style:family="text">
      <style:text-properties style:font-name="Liberation Serif" fo:font-size="17pt" style:text-underline-style="none" fo:font-weight="bold" officeooo:rsid="1c752b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0" style:family="text">
      <style:text-properties style:font-name="Liberation Serif" officeooo:rsid="1d765d1e"/>
    </style:style>
    <style:style style:name="T121" style:family="text">
      <style:text-properties style:font-name="Liberation Serif" officeooo:rsid="1b968a1e" style:font-name-asian="標楷體1"/>
    </style:style>
    <style:style style:name="T122" style:family="text">
      <style:text-properties fo:color="#050505"/>
    </style:style>
    <style:style style:name="T123" style:family="text">
      <style:text-properties fo:color="#050505" style:font-name="標楷體1" fo:font-size="17pt" style:text-underline-style="none" fo:font-weight="bold" officeooo:rsid="1be6c4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4" style:family="text">
      <style:text-properties fo:color="#050505" style:font-name="標楷體1" style:font-name-asian="標楷體1"/>
    </style:style>
    <style:style style:name="T125" style:family="text">
      <style:text-properties fo:color="#050505" style:font-name="標楷體1" officeooo:rsid="24df224f" style:font-name-asian="標楷體1"/>
    </style:style>
    <style:style style:name="T126" style:family="text">
      <style:text-properties fo:color="#050505" style:font-name="標楷體1" officeooo:rsid="1c752bcf" style:font-name-asian="標楷體1"/>
    </style:style>
    <style:style style:name="T127" style:family="text">
      <style:text-properties fo:color="#050505" style:font-name="標楷體1" officeooo:rsid="24e18140" style:font-name-asian="標楷體1"/>
    </style:style>
    <style:style style:name="T128" style:family="text">
      <style:text-properties fo:color="#050505" style:font-name="標楷體1" officeooo:rsid="24ed3326" style:font-name-asian="標楷體1"/>
    </style:style>
    <style:style style:name="T129" style:family="text">
      <style:text-properties fo:color="#050505" officeooo:rsid="1cfe9e2f"/>
    </style:style>
    <style:style style:name="T130" style:family="text">
      <style:text-properties fo:color="#050505" style:font-name="Liberation Serif1" fo:font-size="10pt" fo:font-weight="bold" style:font-name-asian="標楷體1" style:font-size-asian="10pt" style:language-asian="zh" style:country-asian="TW" style:font-weight-asian="bold" style:font-name-complex="Mangal" style:font-size-complex="10pt" style:font-weight-complex="bold"/>
    </style:style>
    <style:style style:name="T131" style:family="text">
      <style:text-properties fo:color="#050505" style:font-name="Liberation Serif1" fo:font-size="10pt" fo:font-weight="bold" officeooo:rsid="2516fca8" style:font-name-asian="標楷體1" style:font-size-asian="10pt" style:language-asian="zh" style:country-asian="TW" style:font-weight-asian="bold" style:font-name-complex="Mangal" style:font-size-complex="10pt" style:font-weight-complex="bold"/>
    </style:style>
    <style:style style:name="T132" style:family="text">
      <style:text-properties fo:color="#050505" fo:font-size="14pt" style:font-size-asian="14pt" style:font-size-complex="14pt"/>
    </style:style>
    <style:style style:name="T133" style:family="text">
      <style:text-properties fo:font-size="17pt" fo:font-weight="bold" officeooo:rsid="1be6c409" style:font-name-asian="標楷體1" style:font-size-asian="17pt" style:language-asian="zh" style:country-asian="TW" style:font-weight-asian="bold" style:font-size-complex="17pt" style:font-weight-complex="bold"/>
    </style:style>
    <style:style style:name="T134" style:family="text">
      <style:text-properties fo:font-size="17pt" fo:font-weight="bold" officeooo:rsid="25109ef0" style:font-name-asian="標楷體1" style:font-size-asian="17pt" style:language-asian="zh" style:country-asian="TW" style:font-weight-asian="bold" style:font-size-complex="17pt" style:font-weight-complex="bold"/>
    </style:style>
    <style:style style:name="T135" style:family="text">
      <style:text-properties fo:font-size="17pt" fo:font-weight="bol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36" style:family="text">
      <style:text-properties fo:font-size="17pt" fo:font-weight="bold" officeooo:rsid="2516205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37" style:family="text">
      <style:text-properties fo:font-size="17pt" fo:font-weight="bol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38" style:family="text">
      <style:text-properties fo:font-size="17pt" fo:font-weight="bold" officeooo:rsid="25109ef0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39" style:family="text">
      <style:text-properties fo:font-size="17pt" style:text-underline-style="none" fo:font-weight="bold" style:font-size-asian="17pt" style:language-asian="zh" style:country-asian="TW" style:font-weight-asian="bold" style:font-name-complex="標楷體" style:font-size-complex="17pt" style:font-weight-complex="bold"/>
    </style:style>
    <style:style style:name="T140" style:family="text">
      <style:text-properties fo:color="#333333"/>
    </style:style>
    <style:style style:name="T141" style:family="text">
      <style:text-properties officeooo:rsid="15e810e7"/>
    </style:style>
    <style:style style:name="T142" style:family="text">
      <style:text-properties officeooo:rsid="1cb571a8"/>
    </style:style>
    <style:style style:name="T143" style:family="text">
      <style:text-properties officeooo:rsid="1ca76eb4"/>
    </style:style>
    <style:style style:name="T144" style:family="text">
      <style:text-properties officeooo:rsid="1ceba2f5"/>
    </style:style>
    <style:style style:name="T145" style:family="text">
      <style:text-properties officeooo:rsid="1ce62fed"/>
    </style:style>
    <style:style style:name="T146" style:family="text">
      <style:text-properties officeooo:rsid="1cec604f"/>
    </style:style>
    <style:style style:name="T147" style:family="text">
      <style:text-properties officeooo:rsid="1cde7e5b"/>
    </style:style>
    <style:style style:name="T148" style:family="text">
      <style:text-properties officeooo:rsid="1ced4b90"/>
    </style:style>
    <style:style style:name="T149" style:family="text">
      <style:text-properties officeooo:rsid="1cfe9e2f"/>
    </style:style>
    <style:style style:name="T150" style:family="text">
      <style:text-properties officeooo:rsid="1c47397e"/>
    </style:style>
    <style:style style:name="T151" style:family="text">
      <style:text-properties officeooo:rsid="1c6af0e8"/>
    </style:style>
    <style:style style:name="T152" style:family="text">
      <style:text-properties officeooo:rsid="23485ce5"/>
    </style:style>
    <style:style style:name="T153" style:family="text">
      <style:text-properties officeooo:rsid="24671197"/>
    </style:style>
    <style:style style:name="T154" style:family="text">
      <style:text-properties officeooo:rsid="2468e291"/>
    </style:style>
    <style:style style:name="T155" style:family="text">
      <style:text-properties style:font-name="Liberation Serif1" fo:font-size="17pt" fo:font-weight="bol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56" style:family="text">
      <style:text-properties style:font-name="Liberation Serif1" style:font-name-asian="標楷體1" style:font-name-complex="Liberation Serif1"/>
    </style:style>
    <style:style style:name="T157" style:family="text">
      <style:text-properties style:font-name="Liberation Serif1" officeooo:rsid="0a7edee9" style:font-name-asian="標楷體1" style:font-name-complex="Liberation Serif1"/>
    </style:style>
    <style:style style:name="T158" style:family="text">
      <style:text-properties style:font-name="Liberation Serif1" officeooo:rsid="25fdc6ed" style:font-name-asian="標楷體1" style:font-name-complex="Liberation Serif1"/>
    </style:style>
    <style:style style:name="T159" style:family="text">
      <style:text-properties officeooo:rsid="106f552c"/>
    </style:style>
    <style:style style:name="T160" style:family="text">
      <style:text-properties fo:color="#1c1c1c" officeooo:rsid="106f552c"/>
    </style:style>
    <style:style style:name="T161" style:family="text">
      <style:text-properties style:font-name="Arial" style:font-name-asian="Arial"/>
    </style:style>
    <style:style style:name="T162" style:family="text">
      <style:text-properties style:font-name="Arial" officeooo:rsid="1c47397e" style:font-name-asian="Arial"/>
    </style:style>
    <style:style style:name="T163" style:family="text">
      <style:text-properties style:font-name="Arial" officeooo:rsid="24d155f9" style:font-name-asian="Arial"/>
    </style:style>
    <style:style style:name="T164" style:family="text">
      <style:text-properties style:font-name="Arial" fo:font-size="17pt" style:text-underline-style="none" fo:font-weight="bold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165" style:family="text">
      <style:text-properties officeooo:rsid="24d155f9"/>
    </style:style>
    <style:style style:name="T166" style:family="text">
      <style:text-properties fo:color="#010101" fo:font-size="10pt" style:font-size-asian="10pt" style:font-size-complex="10pt"/>
    </style:style>
    <style:style style:name="T167" style:family="text">
      <style:text-properties fo:color="#010101" fo:font-size="10pt" officeooo:rsid="25b36d8c" style:font-name-asian="標楷體1" style:font-size-asian="10pt" style:font-size-complex="10pt"/>
    </style:style>
    <style:style style:name="T168" style:family="text">
      <style:text-properties fo:color="#010101" fo:font-size="7pt" officeooo:rsid="25b36d8c" style:font-name-asian="標楷體1" style:font-size-asian="7pt" style:font-size-complex="7pt"/>
    </style:style>
    <style:style style:name="T169" style:family="text">
      <style:text-properties fo:color="#010101" style:font-name="標楷體1" fo:font-size="7pt" officeooo:rsid="25b5ce3c" style:font-name-asian="標楷體1" style:font-size-asian="7pt" style:font-size-complex="7pt"/>
    </style:style>
    <style:style style:name="T170" style:family="text">
      <style:text-properties fo:color="#010101" style:font-name="標楷體1" fo:font-size="7pt" officeooo:rsid="25b5ce3c" style:font-name-asian="標楷體1" style:font-size-asian="7pt" style:font-name-complex="Liberation Serif1" style:font-size-complex="7pt"/>
    </style:style>
    <style:style style:name="T171" style:family="text">
      <style:text-properties fo:color="#010101" style:font-name="標楷體1" fo:font-size="10pt" officeooo:rsid="25b5ce3c" style:font-name-asian="標楷體1" style:font-size-asian="10pt" style:font-size-complex="10pt"/>
    </style:style>
    <style:style style:name="T172" style:family="text">
      <style:text-properties fo:color="#010101" style:font-name="標楷體1" fo:font-size="10pt" officeooo:rsid="25b5ce3c" style:font-name-asian="標楷體1" style:font-size-asian="10pt" style:font-name-complex="Liberation Serif1" style:font-size-complex="10pt"/>
    </style:style>
    <style:style style:name="T173" style:family="text">
      <style:text-properties fo:color="#010101" style:font-name="標楷體1" officeooo:rsid="25c8b888" style:font-name-asian="標楷體1"/>
    </style:style>
    <style:style style:name="T174" style:family="text">
      <style:text-properties fo:color="#010101" style:font-name="標楷體1" officeooo:rsid="25b36d8c" style:font-name-asian="標楷體1"/>
    </style:style>
    <style:style style:name="T175" style:family="text">
      <style:text-properties fo:color="#010101" style:font-name="標楷體1" officeooo:rsid="25c9e804" style:font-name-asian="標楷體1"/>
    </style:style>
    <style:style style:name="T176" style:family="text">
      <style:text-properties fo:color="#010101" style:font-name="標楷體1" officeooo:rsid="25ce308b" style:font-name-asian="標楷體1"/>
    </style:style>
    <style:style style:name="T177" style:family="text">
      <style:text-properties fo:color="#010101" style:font-name="標楷體1" officeooo:rsid="25c8b888" style:font-name-asian="Liberation Serif1" style:font-name-complex="Liberation Serif1"/>
    </style:style>
    <style:style style:name="T178" style:family="text">
      <style:text-properties fo:color="#010101" style:font-name="標楷體1" fo:font-size="15pt" officeooo:rsid="25c8b888" style:font-name-asian="標楷體1" style:font-size-asian="15pt" style:font-size-complex="15pt"/>
    </style:style>
    <style:style style:name="T179" style:family="text">
      <style:text-properties fo:color="#010101" style:font-name="標楷體1" fo:font-size="15pt" officeooo:rsid="25b36d8c" style:font-name-asian="標楷體1" style:font-size-asian="15pt" style:font-size-complex="15pt"/>
    </style:style>
    <style:style style:name="T180" style:family="text">
      <style:text-properties fo:color="#010101" style:font-name="標楷體1" fo:font-size="15pt" officeooo:rsid="25d46903" style:font-name-asian="標楷體1" style:font-size-asian="15pt" style:font-size-complex="15pt"/>
    </style:style>
    <style:style style:name="T181" style:family="text">
      <style:text-properties fo:color="#010101" style:font-name="標楷體1" fo:font-size="15pt" officeooo:rsid="25e5b4f0" style:font-name-asian="標楷體1" style:font-size-asian="15pt" style:font-size-complex="15pt"/>
    </style:style>
    <style:style style:name="T182" style:family="text">
      <style:text-properties fo:color="#010101" style:font-name="標楷體1" fo:font-size="15pt" officeooo:rsid="25f5dae0" style:font-name-asian="標楷體1" style:font-size-asian="15pt" style:font-size-complex="15pt"/>
    </style:style>
    <style:style style:name="T183" style:family="text">
      <style:text-properties fo:color="#010101" style:font-name="標楷體1" fo:font-size="15pt" officeooo:rsid="25c8b888" style:font-name-asian="Liberation Serif1" style:font-size-asian="15pt" style:font-name-complex="Liberation Serif1" style:font-size-complex="15pt"/>
    </style:style>
    <style:style style:name="T184" style:family="text">
      <style:text-properties fo:color="#010101" style:font-name="Liberation Serif1" fo:font-size="7pt" officeooo:rsid="25b5ce3c" style:font-name-asian="Liberation Serif1" style:font-size-asian="7pt" style:font-name-complex="Liberation Serif1" style:font-size-complex="7pt"/>
    </style:style>
    <style:style style:name="T185" style:family="text">
      <style:text-properties fo:color="#010101" style:font-name="Liberation Serif1" fo:font-size="10pt" officeooo:rsid="25b5ce3c" style:font-name-asian="Liberation Serif1" style:font-size-asian="10pt" style:font-name-complex="Liberation Serif1" style:font-size-complex="10pt"/>
    </style:style>
    <style:style style:name="T186" style:family="text">
      <style:text-properties fo:color="#010101" fo:font-size="15pt" officeooo:rsid="25b36d8c" style:font-name-asian="標楷體1" style:font-size-asian="15pt" style:font-size-complex="15pt"/>
    </style:style>
    <style:style style:name="T187" style:family="text">
      <style:text-properties fo:color="#010101" fo:font-size="16pt" style:font-size-asian="16pt" style:font-size-complex="16pt"/>
    </style:style>
    <style:style style:name="T188" style:family="text">
      <style:text-properties fo:color="#010101" fo:font-size="8pt" style:font-size-asian="8pt" style:font-size-complex="8pt"/>
    </style:style>
    <style:style style:name="T189" style:family="text">
      <style:text-properties fo:color="#010101" officeooo:rsid="25b36d8c" style:font-name-asian="標楷體1"/>
    </style:style>
    <style:style style:name="T19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4355e2" style:font-name-asian="標楷體1" style:font-style-asian="normal" style:text-emphasize="none"/>
    </style:style>
    <style:style style:name="T191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text-emphasize="none"/>
    </style:style>
    <style:style style:name="T192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19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194" style:family="text">
      <style:text-properties style:text-outline="false" style:text-line-through-style="none" style:text-line-through-type="none" style:text-position="0% 100%" style:font-name="標楷體1" fo:font-style="normal" fo:text-shadow="none" officeooo:rsid="2662b9b9" style:font-name-asian="標楷體1" style:font-style-asian="normal" style:text-emphasize="none"/>
    </style:style>
    <style:style style:name="T195" style:family="text">
      <style:text-properties style:text-outline="false" style:text-line-through-style="none" style:text-line-through-type="none" style:text-position="0% 100%" style:font-name="標楷體1" fo:font-style="normal" fo:text-shadow="none" officeooo:rsid="25fdc6ed" style:font-name-asian="標楷體1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3666803" text:style-name="L1">
        <text:list-item>
          <text:p text:style-name="P1"><text:bookmark-start text:name="光痕"/>光痕<text:bookmark-end text:name="光痕"/></text:p>
          <text:list>
            <text:list-item>
              <text:p text:style-name="P1">光痕 是 宗痕。</text:p>
            </text:list-item>
            <text:list-item>
              <text:p text:style-name="P6">光痕 是 殘留在 宗量 的 痕跡。</text:p>
              <text:list>
                <text:list-item>
                  <text:p text:style-name="P6">宗量 是 能量、儲量。</text:p>
                  <text:list>
                    <text:list-item>
                      <text:p text:style-name="P6">宗量 = 能量 + 儲量。</text:p>
                    </text:list-item>
                    <text:list-item>
                      <text:p text:style-name="P6">宗量 是由 能量、儲量 組成。</text:p>
                    </text:list-item>
                  </text:list>
                </text:list-item>
                <text:list-item>
                  <text:p text:style-name="P6">光痕 是 殘留在 某一特定宗量 的 痕跡。</text:p>
                  <text:list>
                    <text:list-item>
                      <text:p text:style-name="P6">光痕 是 某一特定宗量、其他宗量 交互作用，殘留在 該某一特定宗量 的 痕跡。</text:p>
                      <text:list>
                        <text:list-item>
                          <text:p text:style-name="P7">痕跡 是 殘留痕跡、遺跡、蹤跡、現象。</text:p>
                        </text:list-item>
                        <text:list-item>
                          <text:p text:style-name="P7">光痕 是 某一特定宗量、其他宗量 交互作用，殘留在 該其他宗量 的 痕跡。</text:p>
                        </text:list-item>
                      </text:list>
                    </text:list-item>
                    <text:list-item>
                      <text:p text:style-name="P7">光痕 是 <text:span text:style-name="T39">&lt;?a&gt;宗量、&lt;?n&gt;~&lt;?u&gt;宗量 交互作用，殘留在 該&lt;?a&gt;宗量</text:span> 的 痕跡。</text:p>
                      <text:list>
                        <text:list-item>
                          <text:p text:style-name="P7">光痕 是 <text:span text:style-name="T39">&lt;?a&gt;宗量、&lt;?n&gt;~&lt;?u&gt;宗量 交互作用，殘留在 該&lt;?n&gt;~&lt;?u&gt;宗量</text:span> 的 痕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光痕 是 <text:span text:style-name="T140">殘留在 宗量 的</text:span> 應變、應力。</text:p>
              <text:list>
                <text:list-item>
                  <text:p text:style-name="P6">光痕 是 殘留在 某一特定宗量 的 應變、應力。</text:p>
                  <text:list>
                    <text:list-item>
                      <text:p text:style-name="P6">光痕 是 某一特定宗量、其他宗量 交互作用，殘留在 該某一特定宗量 的 應變、應力。</text:p>
                    </text:list-item>
                    <text:list-item>
                      <text:p text:style-name="P6">光痕 是 某一特定宗量、其他宗量 交互作用，殘留在 該其他宗量 的 應變、應力。</text:p>
                    </text:list-item>
                  </text:list>
                </text:list-item>
              </text:list>
            </text:list-item>
            <text:list-item>
              <text:p text:style-name="P140">波、粒子 個體 都有機率 造成 <text:span text:style-name="T120">光痕</text:span>。</text:p>
            </text:list-item>
            <text:list-item>
              <text:p text:style-name="P141">明顯例子。</text:p>
              <text:list>
                <text:list-item>
                  <text:p text:style-name="P140">明顯例子，飛機。</text:p>
                  <text:list>
                    <text:list-item>
                      <text:p text:style-name="P140">飛機 是 民航機、戰鬥機、氣動渦輪引擎型飛機。</text:p>
                    </text:list-item>
                    <text:list-item>
                      <text:p text:style-name="P140">假定，大氣 是 穩態、靜態、穩定狀態。</text:p>
                      <text:list>
                        <text:list-item>
                          <text:p text:style-name="P142">大氣 是 地球上的 空氣。</text:p>
                        </text:list-item>
                      </text:list>
                    </text:list-item>
                    <text:list-item>
                      <text:p text:style-name="P140">某一飛機 飛過。</text:p>
                    </text:list-item>
                    <text:list-item>
                      <text:p text:style-name="P140">該飛機的後方 形成 渦流。</text:p>
                      <text:list>
                        <text:list-item>
                          <text:p text:style-name="P140">空氣 是，穩態 →<text:span text:style-name="T153"> </text:span>暫態。</text:p>
                          <text:list>
                            <text:list-item>
                              <text:p text:style-name="P140">暫態 是 動態、不穩定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其他飛機 要 間隔 某一特定距離，跟在 該飛機的後方。</text:p>
                      <text:list>
                        <text:list-item>
                          <text:p text:style-name="P144">該距離 是 安全距離。</text:p>
                        </text:list-item>
                        <text:list-item>
                          <text:p text:style-name="P144">該距離 是 該其他飛機 不受到，該渦流 影響 的距離。</text:p>
                          <text:list>
                            <text:list-item>
                              <text:p text:style-name="P143">空氣 是 暫態 →<text:span text:style-name="T154"> 穩態。</text:span></text:p>
                            </text:list-item>
                            <text:list-item>
                              <text:p text:style-name="P145">該其他飛機 才能 平穩、安全 飛過。</text:p>
                            </text:list-item>
                          </text:list>
                        </text:list-item>
                        <text:list-item>
                          <text:p text:style-name="P145">假定，該其他飛機 沒有 間隔 該距離。</text:p>
                          <text:list>
                            <text:list-item>
                              <text:p text:style-name="P145">該其他飛機 有機率 受到擾動、感受到亂流、墜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該飛機<text:span text:style-name="T150"> </text:span><text:span text:style-name="T162">↔</text:span><text:span text:style-name="T150"> </text:span>第n個光。</text:p>
                      <text:list>
                        <text:list-item>
                          <text:p text:style-name="P146">該其他飛機<text:span text:style-name="T150"> </text:span><text:span text:style-name="T162">↔</text:span><text:span text:style-name="T150"> </text:span>第（n + 1）個光。</text:p>
                        </text:list-item>
                        <text:list-item>
                          <text:p text:style-name="P146">渦流<text:span text:style-name="T150"> </text:span><text:span text:style-name="T162">↔</text:span><text:span text:style-name="T150"> </text:span>光痕。</text:p>
                        </text:list-item>
                        <text:list-item>
                          <text:p text:style-name="P146">空氣<text:span text:style-name="T150"> </text:span><text:span text:style-name="T162">↔</text:span><text:span text:style-name="T150"> </text:span>&lt;?n&gt;~&lt;?u&gt; 個體。</text:p>
                        </text:list-item>
                        <text:list-item>
                          <text:p text:style-name="P147">能量層級 越相近，個體、光痕 交互作用 越明顯。</text:p>
                          <text:list>
                            <text:list-item>
                              <text:p text:style-name="P147">能量層級 越相近，個體、光痕 影響 越大。</text:p>
                            </text:list-item>
                            <text:list-item>
                              <text:p text:style-name="P145">明顯例子，飛機 是 &lt;?2&gt;個體。</text:p>
                              <text:list>
                                <text:list-item>
                                  <text:p text:style-name="P148">飛機 受到，&lt;?2&gt;個體、&lt;?2&gt;光痕 的影響，最大。</text:p>
                                </text:list-item>
                                <text:list-item>
                                  <text:p text:style-name="P149">&lt;?2&gt;個體 的 明顯例子，空氣、空液。</text:p>
                                  <text:list>
                                    <text:list-item>
                                      <text:p text:style-name="P149">空氣 是 氣態。</text:p>
                                    </text:list-item>
                                    <text:list-item>
                                      <text:p text:style-name="P149">空液 是 液態。</text:p>
                                    </text:list-item>
                                  </text:list>
                                </text:list-item>
                                <text:list-item>
                                  <text:p text:style-name="P141">&lt;?2&gt;光痕 的 明顯例子，空氣密度、空氣壓力、空氣溫度、空氣結構。<text:span text:style-name="T166">、空氣成份</text:span></text:p>
                                  <text:list>
                                    <text:list-item>
                                      <text:p text:style-name="P150">空氣結構 的 明顯例子，空氣 空洞區、稀疏區 分布結構。</text:p>
                                    </text:list-item>
                                    <text:list-item>
                                      <text:p text:style-name="P141">空氣結構 的 明顯例子，空氣 密集區、奇點區 分布結構。</text:p>
                                      <text:list>
                                        <text:list-item>
                                          <text:p text:style-name="P150">奇點區 是 型態轉變、相態轉變臨界區、相態轉變。<text:span text:style-name="T132">（人類認定的）黑洞</text:span></text:p>
                                          <text:list>
                                            <text:list-item>
                                              <text:p text:style-name="P150">明顯例子，極端高壓的氣態個體 產生 極端近似 液態性質 的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1">飛機 受到，&lt;?1&gt;、&lt;?3&gt; 光痕、個體 的影響，次大。</text:p>
                                </text:list-item>
                                <text:list-item>
                                  <text:p text:style-name="P149">&lt;?1&gt;個體 的 明顯例子，動能、渦流。</text:p>
                                </text:list-item>
                                <text:list-item>
                                  <text:p text:style-name="P150">&lt;?1&gt;光痕 的 明顯例子，空氣浮力、空氣動能、渦流範圍、渦流分布。<text:span text:style-name="T166">、渦流變化</text:span></text:p>
                                </text:list-item>
                                <text:list-item>
                                  <text:p text:style-name="P149">&lt;?3&gt;個體 的 明顯例子，空間、時間。</text:p>
                                </text:list-item>
                                <text:list-item>
                                  <text:p text:style-name="P150">&lt;?3&gt;光痕 的 明顯例子，空間密度、空間形變、空間渦流、時間渦流。<text:span text:style-name="T166">、時間流逝</text:span></text:p>
                                  <text:list>
                                    <text:list-item>
                                      <text:p text:style-name="P152">時間 不是 人類認定的 時間。</text:p>
                                    </text:list-item>
                                    <text:list-item>
                                      <text:p text:style-name="P150">時間 是 儲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0">空氣 越黏稠，暫態→穩態 的過程 越慢。</text:p>
                          <text:list>
                            <text:list-item>
                              <text:p text:style-name="P153">空氣 越黏稠，渦流的 成熟期 維持 越久。</text:p>
                              <text:list>
                                <text:list-item>
                                  <text:p text:style-name="P153">渦流 殘留越久、影響越深遠。</text:p>
                                </text:list-item>
                              </text:list>
                            </text:list-item>
                            <text:list-item>
                              <text:p text:style-name="P154">明顯例子，攪拌 → 停止攪拌，水 比 油 更快，暫態 → 穩態。</text:p>
                            </text:list-item>
                            <text:list-item>
                              <text:p text:style-name="P150">明顯例子，不同材料特性的 個體的 光痕，成長期、成熟期、衰亡期 不同。</text:p>
                              <text:list>
                                <text:list-item>
                                  <text:p text:style-name="P150">該飛機 通過 之後，產生 渦流。</text:p>
                                </text:list-item>
                                <text:list-item>
                                  <text:p text:style-name="P155">該其他飛機 不受到 該渦流擾動，間隔距離、間隔時間 不同。</text:p>
                                  <text:list>
                                    <text:list-item>
                                      <text:p text:style-name="P168">間隔距離、間隔時間 極端強烈相依於 該渦流、&lt;?n~u&gt;個體的材料特性。</text:p>
                                      <text:list>
                                        <text:list-item>
                                          <text:p text:style-name="P169">&lt;?n~u&gt;個體<text:span text:style-name="T159"> 是 </text:span>&lt;?n&gt;~&lt;?u&gt;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環境 越穩定<text:span text:style-name="T159">，暫態→穩態 的過程 越慢。</text:span></text:p>
                          <text:list>
                            <text:list-item>
                              <text:p text:style-name="P171">環境 越穩定，<text:span text:style-name="T159">渦流的 成熟期 維持 越久。</text:span></text:p>
                              <text:list>
                                <text:list-item>
                                  <text:p text:style-name="P172">明顯例子，（除了 <text:span text:style-name="T159">渦流的</text:span><text:span text:style-name="T160">（存在、變化）</text:span><text:span text:style-name="T159">影響 以外，</text:span>）空氣沒有流動。</text:p>
                                  <text:list>
                                    <text:list-item>
                                      <text:p text:style-name="P172">明顯例子，無風、無雲、萬里晴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3">明顯例子，水澠。</text:p>
                  <text:list>
                    <text:list-item>
                      <text:p text:style-name="P156">水<text:span text:style-name="T165">澠 是 能夠在 水面上 滑行、移動、運動 的 生物、個體</text:span>。</text:p>
                    </text:list-item>
                    <text:list-item>
                      <text:p text:style-name="P157">假定，水面 是 穩態、靜態、穩定狀態。</text:p>
                      <text:list>
                        <text:list-item>
                          <text:p text:style-name="P157">水面 是 某一特定 積水、池塘 的 水面。</text:p>
                        </text:list-item>
                      </text:list>
                    </text:list-item>
                    <text:list-item>
                      <text:p text:style-name="P157">某一<text:span text:style-name="T165">水澠</text:span> 滑過。</text:p>
                    </text:list-item>
                    <text:list-item>
                      <text:p text:style-name="P158">該<text:span text:style-name="T165">水澠</text:span>的四周 形成 渦流、水波、波紋。<text:span text:style-name="T187">（四周 的 明顯例子，前、後、左、右、上、下）</text:span></text:p>
                      <text:list>
                        <text:list-item>
                          <text:p text:style-name="P159">空氣、水面、水底 是，穩態 →<text:span text:style-name="T153"> </text:span>暫態。</text:p>
                          <text:list>
                            <text:list-item>
                              <text:p text:style-name="P157">暫態 是 動態、不穩定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其他<text:span text:style-name="T165">水澠</text:span> 要 間隔 某一特定距離，跟在、處在 該<text:span text:style-name="T165">水澠</text:span>的 後方、四周。</text:p>
                      <text:list>
                        <text:list-item>
                          <text:p text:style-name="P157">該距離 是 安全距離。</text:p>
                        </text:list-item>
                        <text:list-item>
                          <text:p text:style-name="P161">該距離 是 該其他<text:span text:style-name="T165">水澠</text:span> 不受到，該渦流 影響 的距離。</text:p>
                          <text:list>
                            <text:list-item>
                              <text:p text:style-name="P157">空氣、水面、水底 是 暫態 →<text:span text:style-name="T154"> 穩態。</text:span></text:p>
                            </text:list-item>
                            <text:list-item>
                              <text:p text:style-name="P161">該其他<text:span text:style-name="T165">水澠</text:span> 才能 平穩、安全 飛過。</text:p>
                            </text:list-item>
                          </text:list>
                        </text:list-item>
                        <text:list-item>
                          <text:p text:style-name="P161">假定，該其他<text:span text:style-name="T165">水澠</text:span> 沒有 間隔 該距離。</text:p>
                          <text:list>
                            <text:list-item>
                              <text:p text:style-name="P162">該其他<text:span text:style-name="T165">水澠</text:span> 有機率 受到擾動、感受到亂流、偏移。<text:span text:style-name="T188">（偏移 的 明顯例子，前、後、左、右、上、下 偏移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3">該<text:span text:style-name="T165">水澠 </text:span><text:span text:style-name="T163">↔</text:span><text:span text:style-name="T165"> </text:span>第n個光。</text:p>
                      <text:list>
                        <text:list-item>
                          <text:p text:style-name="P163">該其他<text:span text:style-name="T165">水澠 </text:span><text:span text:style-name="T163">↔</text:span><text:span text:style-name="T165"> </text:span>第（n + 1）個光。</text:p>
                        </text:list-item>
                        <text:list-item>
                          <text:p text:style-name="P163">渦流、水波、波紋<text:span text:style-name="T150"> </text:span><text:span text:style-name="T162">↔</text:span><text:span text:style-name="T150"> </text:span>光痕。</text:p>
                        </text:list-item>
                        <text:list-item>
                          <text:p text:style-name="P163">空氣、水<text:span text:style-name="T150"> </text:span><text:span text:style-name="T162">↔</text:span><text:span text:style-name="T150"> </text:span>&lt;?n&gt;~&lt;?u&gt; 個體。</text:p>
                        </text:list-item>
                        <text:list-item>
                          <text:p text:style-name="P164">能量層級 越相近，個體、光痕 交互作用 越明顯。</text:p>
                        </text:list-item>
                        <text:list-item>
                          <text:p text:style-name="P164">空氣、水 越黏稠，暫態→穩態 的過程 越慢。</text:p>
                        </text:list-item>
                        <text:list-item>
                          <text:p text:style-name="P165"><text:span text:style-name="T165">環境 越穩定</text:span>，暫態→穩態 的過程 越慢。</text:p>
                        </text:list-item>
                      </text:list>
                    </text:list-item>
                  </text:list>
                </text:list-item>
                <text:list-item>
                  <text:p text:style-name="P174">明顯例子，海豚。</text:p>
                  <text:list>
                    <text:list-item>
                      <text:p text:style-name="P165"><text:span text:style-name="T165">海豚 是 能夠在 在海裡游動、跳出海面、掉回海裡 的 生物、個體</text:span>。</text:p>
                    </text:list-item>
                    <text:list-item>
                      <text:p text:style-name="P165">假定，大海、海面、大氣 是 穩態、靜態、穩定狀態。</text:p>
                      <text:list>
                        <text:list-item>
                          <text:p text:style-name="P165">海面 是 某一特定 大海 的 海面。<text:span text:style-name="T187">（海面 是 某一特定 大海、大氣 之間的 的 水面）</text:span></text:p>
                        </text:list-item>
                      </text:list>
                    </text:list-item>
                    <text:list-item>
                      <text:p text:style-name="P166">某一<text:span text:style-name="T165">海豚</text:span> 在 海裡游動、跳出海面、掉回海裡。</text:p>
                    </text:list-item>
                    <text:list-item>
                      <text:p text:style-name="P166">該<text:span text:style-name="T165">海豚</text:span>的四周 形成 渦流、海浪、波紋。<text:span text:style-name="T166">（渦流 的 明顯例子，有序的、亂序的、層流型、紊流型 氣流、水流、海流）</text:span></text:p>
                      <text:list>
                        <text:list-item>
                          <text:p text:style-name="P167">空氣、海面、海裡 是，穩態 →<text:span text:style-name="T153"> </text:span>暫態。</text:p>
                          <text:list>
                            <text:list-item>
                              <text:p text:style-name="P165">暫態 是 動態、不穩定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其他<text:span text:style-name="T165">海豚</text:span> 要 間隔 某一特定距離，跟在、處在 該<text:span text:style-name="T165">海豚</text:span>的 後方、四周。</text:p>
                      <text:list>
                        <text:list-item>
                          <text:p text:style-name="P165">該距離 是 安全距離。</text:p>
                        </text:list-item>
                        <text:list-item>
                          <text:p text:style-name="P166">該距離 是 該其他<text:span text:style-name="T165">海豚</text:span> 不受到，該渦流 影響 的距離。</text:p>
                          <text:list>
                            <text:list-item>
                              <text:p text:style-name="P165">空氣、海面、海裡 是 暫態 →<text:span text:style-name="T154"> 穩態。</text:span></text:p>
                            </text:list-item>
                            <text:list-item>
                              <text:p text:style-name="P166">該其他<text:span text:style-name="T165">海豚</text:span> 才能 平穩、安全 游過、跳過。</text:p>
                            </text:list-item>
                          </text:list>
                        </text:list-item>
                        <text:list-item>
                          <text:p text:style-name="P166">假定，該其他<text:span text:style-name="T165">海豚</text:span> 沒有 間隔 該距離。</text:p>
                          <text:list>
                            <text:list-item>
                              <text:p text:style-name="P166">該其他<text:span text:style-name="T165">海豚</text:span> 有機率 受到擾動、感受到亂流、偏移、偏轉、擺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該<text:span text:style-name="T165">海豚 </text:span><text:span text:style-name="T163">↔</text:span><text:span text:style-name="T165"> </text:span>第n個光。</text:p>
                      <text:list>
                        <text:list-item>
                          <text:p text:style-name="P166">該其他<text:span text:style-name="T165">海豚 </text:span><text:span text:style-name="T163">↔</text:span><text:span text:style-name="T165"> </text:span>第（n + 1）個光。</text:p>
                        </text:list-item>
                        <text:list-item>
                          <text:p text:style-name="P165">渦流、海浪、波紋<text:span text:style-name="T150"> </text:span><text:span text:style-name="T162">↔</text:span><text:span text:style-name="T150"> </text:span>光痕。</text:p>
                        </text:list-item>
                        <text:list-item>
                          <text:p text:style-name="P165">空氣、海水<text:span text:style-name="T150"> </text:span><text:span text:style-name="T162">↔</text:span><text:span text:style-name="T150"> </text:span>&lt;?n&gt;~&lt;?u&gt; 個體。</text:p>
                        </text:list-item>
                        <text:list-item>
                          <text:p text:style-name="P165">能量層級 越相近，個體、光痕 交互作用 越明顯。</text:p>
                        </text:list-item>
                        <text:list-item>
                          <text:p text:style-name="P165">空氣、海水 越黏稠，暫態→穩態 的過程 越慢。</text:p>
                        </text:list-item>
                        <text:list-item>
                          <text:p text:style-name="P42"><text:span text:style-name="T100">環境 越穩定</text:span><text:span text:style-name="T94">，暫態→穩態 的過程 越慢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span text:style-name="T94">明顯例子</text:span><text:span text:style-name="T39">。</text:span></text:p>
              <text:list>
                <text:list-item>
                  <text:p text:style-name="P43"><text:span text:style-name="T94">明顯例子，假定，某一特定太空船 在 </text:span><text:span text:style-name="T104">空氣</text:span><text:span text:style-name="T94"> 當中 滑翔、移動、運動。</text:span></text:p>
                  <text:list>
                    <text:list-item>
                      <text:p text:style-name="P43"><text:span text:style-name="T39">該太空船 </text:span><text:span text:style-name="T61">產生 氣體型渦流</text:span><text:span text:style-name="T39">。</text:span></text:p>
                    </text:list-item>
                  </text:list>
                </text:list-item>
                <text:list-item>
                  <text:p text:style-name="P43"><text:span text:style-name="T39">明顯例子，假定，某一特定&lt;?</text:span><text:span text:style-name="T59">a&gt;個體 在 &lt;?b&gt;型個體</text:span><text:span text:style-name="T101"> 當中 滑翔、移動、運動。</text:span><text:span text:style-name="T168">（</text:span><text:span text:style-name="T169">n</text:span><text:span text:style-name="T184">≥</text:span><text:span text:style-name="T169">a</text:span><text:span text:style-name="T184">≥</text:span><text:span text:style-name="T169">u</text:span><text:span text:style-name="T168">）（</text:span><text:span text:style-name="T169">n</text:span><text:span text:style-name="T184">≥</text:span><text:span text:style-name="T170">b</text:span><text:span text:style-name="T184">≥</text:span><text:span text:style-name="T169">u</text:span><text:span text:style-name="T168">）（</text:span><text:span text:style-name="T169">a</text:span><text:span text:style-name="T184">≠</text:span><text:span text:style-name="T169">b</text:span><text:span text:style-name="T168">）</text:span></text:p>
                  <text:list>
                    <text:list-item>
                      <text:p text:style-name="P44"><text:span text:style-name="T101">該</text:span><text:span text:style-name="T39">&lt;?</text:span><text:span text:style-name="T59">a&gt;個體</text:span><text:span text:style-name="T101"> </text:span><text:span text:style-name="T103">產生 </text:span><text:span text:style-name="T59">&lt;?b&gt;</text:span><text:span text:style-name="T103">型渦流</text:span><text:span text:style-name="T101">。</text:span></text:p>
                    </text:list-item>
                  </text:list>
                </text:list-item>
              </text:list>
            </text:list-item>
            <text:list-item>
              <text:p text:style-name="P8">明顯例子。</text:p>
              <text:list>
                <text:list-item>
                  <text:p text:style-name="P45"><text:span text:style-name="T94">明顯例子，假定，某一特定太空船 在 </text:span><text:span text:style-name="T59">空氣型、</text:span><text:span text:style-name="T190">等</text:span><text:span text:style-name="T59">離子體型、</text:span><text:span text:style-name="T101">電磁波</text:span><text:span text:style-name="T59">型 </text:span><text:span text:style-name="T94">真空 當中 飛行。</text:span></text:p>
                  <text:list>
                    <text:list-item>
                      <text:p text:style-name="P46"><text:span text:style-name="T94">假定，該太空船的 飛行方式 是 噴射出 氣體、</text:span><text:span text:style-name="T190">等</text:span><text:span text:style-name="T94">離子體，作用力與反作用力 飛行。</text:span></text:p>
                      <text:list>
                        <text:list-item>
                          <text:p text:style-name="P45"><text:span text:style-name="T94">該太空船 </text:span><text:span text:style-name="T103">產生 氣體型、</text:span><text:span text:style-name="T190">等</text:span><text:span text:style-name="T103">離子體型 渦流</text:span><text:span text:style-name="T94">。</text:span></text:p>
                        </text:list-item>
                      </text:list>
                    </text:list-item>
                    <text:list-item>
                      <text:p text:style-name="P45"><text:span text:style-name="T94">假定，該太空船的 飛行方式 是 噴射出 </text:span><text:span text:style-name="T101">電磁波</text:span><text:span text:style-name="T94">，作用力與反作用力 飛行</text:span><text:span text:style-name="T101">、移動、運動</text:span><text:span text:style-name="T94">。</text:span></text:p>
                      <text:list>
                        <text:list-item>
                          <text:p text:style-name="P45"><text:span text:style-name="T94">該太空船 </text:span><text:span text:style-name="T103">產生 </text:span><text:span text:style-name="T101">電磁波</text:span><text:span text:style-name="T103">型 渦流</text:span><text:span text:style-name="T94">。</text:span></text:p>
                        </text:list-item>
                      </text:list>
                    </text:list-item>
                    <text:list-item>
                      <text:p text:style-name="P47"><text:span text:style-name="T39">明顯例子，</text:span><text:span text:style-name="T94">假定，某一特定太空船 噴射出</text:span><text:span text:style-name="T59">、</text:span><text:span text:style-name="T191">包覆</text:span><text:span text:style-name="T59">、</text:span><text:span text:style-name="T121">蘊含</text:span><text:span text:style-name="T94"> 某一特定</text:span><text:span text:style-name="T101">電磁波</text:span><text:span text:style-name="T39">。</text:span></text:p>
                      <text:list>
                        <text:list-item>
                          <text:p text:style-name="P48"><text:span text:style-name="T94">假定，該</text:span><text:span text:style-name="T101">電磁波</text:span><text:span text:style-name="T94"> 在 某一特定</text:span><text:span text:style-name="T101">空間</text:span><text:span text:style-name="T94">，</text:span><text:span text:style-name="T50">產生</text:span><text:span text:style-name="T94"> 某一特定</text:span><text:span text:style-name="T101">磁</text:span><text:span text:style-name="T40">場</text:span><text:span text:style-name="T94">。</text:span></text:p>
                        </text:list-item>
                        <text:list-item>
                          <text:p text:style-name="P48"><text:span text:style-name="T94">假定，該</text:span><text:span text:style-name="T101">磁</text:span><text:span text:style-name="T40">場</text:span><text:span text:style-name="T94"> 作用於</text:span><text:span text:style-name="T59">、</text:span><text:span text:style-name="T57">交互作用</text:span><text:span text:style-name="T94">於 該</text:span><text:span text:style-name="T101">空間。</text:span></text:p>
                          <text:list>
                            <text:list-item>
                              <text:p text:style-name="P49"><text:span text:style-name="T94">假定，該</text:span><text:span text:style-name="T101">磁</text:span><text:span text:style-name="T40">場 </text:span><text:span text:style-name="T101">讓，</text:span><text:span text:style-name="T94">該</text:span><text:span text:style-name="T101">空間</text:span><text:span text:style-name="T94"> </text:span><text:span text:style-name="T50">產生</text:span><text:span text:style-name="T59">、</text:span><text:span text:style-name="T121">蘊含</text:span><text:span text:style-name="T94"> 某一特定力</text:span><text:span text:style-name="T59">、</text:span><text:span text:style-name="T94">某一特定</text:span><text:span text:style-name="T190">等</text:span><text:span text:style-name="T94">離子體。</text:span></text:p>
                            </text:list-item>
                            <text:list-item>
                              <text:p text:style-name="P50"><text:span text:style-name="T94">假定，該力 推</text:span><text:span text:style-name="T101">動</text:span><text:span text:style-name="T59">、</text:span><text:span text:style-name="T94">拉</text:span><text:span text:style-name="T101">動、轉動</text:span><text:span text:style-name="T94"> 該太空船。</text:span></text:p>
                              <text:list>
                                <text:list-item>
                                  <text:p text:style-name="P51"><text:span text:style-name="T94">該力</text:span><text:span text:style-name="T59">、</text:span><text:span text:style-name="T94">該</text:span><text:span text:style-name="T190">等</text:span><text:span text:style-name="T94">離子體 </text:span><text:span text:style-name="T58">直接</text:span><text:span text:style-name="T103">型</text:span><text:span text:style-name="T94"> </text:span><text:span text:style-name="T101">讓，</text:span><text:span text:style-name="T94">該太空船 飛行</text:span><text:span text:style-name="T101">、移動、運動</text:span><text:span text:style-name="T94">。</text:span></text:p>
                                </text:list-item>
                                <text:list-item>
                                  <text:p text:style-name="P52"><text:span text:style-name="T94">該</text:span><text:span text:style-name="T101">電磁波</text:span><text:span text:style-name="T94"> </text:span><text:span text:style-name="T40">間接</text:span><text:span text:style-name="T103">型</text:span><text:span text:style-name="T94"> </text:span><text:span text:style-name="T101">讓，</text:span><text:span text:style-name="T94">該太空船 飛行</text:span><text:span text:style-name="T101">、移動、運動</text:span><text:span text:style-name="T9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39">明顯例子，假定，某一特定&lt;?</text:span><text:span text:style-name="T62">2</text:span><text:span text:style-name="T59">&gt;個體 在 &lt;?</text:span><text:span text:style-name="T62">2</text:span><text:span text:style-name="T59">&gt;型</text:span><text:span text:style-name="T101">真空 當中 飛行、移動、運動。</text:span></text:p>
                  <text:list>
                    <text:list-item>
                      <text:p text:style-name="P53"><text:span text:style-name="T94">假定，該</text:span><text:span text:style-name="T39">&lt;?</text:span><text:span text:style-name="T59">a&gt;個體</text:span><text:span text:style-name="T94">的 飛行方式 是 噴射出 某一特定</text:span><text:span text:style-name="T59">&lt;?</text:span><text:span text:style-name="T62">2</text:span><text:span text:style-name="T59">&gt;</text:span><text:span text:style-name="T60">個體</text:span><text:span text:style-name="T94">，作用力與反作用力 飛行。</text:span></text:p>
                      <text:list>
                        <text:list-item>
                          <text:p text:style-name="P53"><text:span text:style-name="T101">該</text:span><text:span text:style-name="T39">&lt;?</text:span><text:span text:style-name="T62">2</text:span><text:span text:style-name="T59">&gt;個體</text:span><text:span text:style-name="T101"> </text:span><text:span text:style-name="T103">產生 </text:span><text:span text:style-name="T59">&lt;?</text:span><text:span text:style-name="T62">2</text:span><text:span text:style-name="T59">&gt;</text:span><text:span text:style-name="T103">型渦流</text:span><text:span text:style-name="T10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4"><text:span text:style-name="T39">明顯例子，假定，某一特定&lt;?</text:span><text:span text:style-name="T59">a&gt;個體 在 &lt;?b&gt;型</text:span><text:span text:style-name="T101">真空 當中 飛行、移動、運動。</text:span><text:span text:style-name="T167">（</text:span><text:span text:style-name="T171">n</text:span><text:span text:style-name="T185">≥</text:span><text:span text:style-name="T171">a</text:span><text:span text:style-name="T185">≥</text:span><text:span text:style-name="T171">u</text:span><text:span text:style-name="T167">）（</text:span><text:span text:style-name="T171">n</text:span><text:span text:style-name="T185">≥</text:span><text:span text:style-name="T172">b</text:span><text:span text:style-name="T185">≥</text:span><text:span text:style-name="T171">u</text:span><text:span text:style-name="T167">）</text:span></text:p>
                  <text:list>
                    <text:list-item>
                      <text:p text:style-name="P55"><text:span text:style-name="T94">假定，該</text:span><text:span text:style-name="T39">&lt;?</text:span><text:span text:style-name="T59">a&gt;個體</text:span><text:span text:style-name="T94">的 飛行方式 是 噴射出 某一特定</text:span><text:span text:style-name="T59">&lt;?b&gt;</text:span><text:span text:style-name="T60">個體</text:span><text:span text:style-name="T94">，作用力與反作用力 飛行。</text:span></text:p>
                      <text:list>
                        <text:list-item>
                          <text:p text:style-name="P56"><text:span text:style-name="T101">該</text:span><text:span text:style-name="T39">&lt;?</text:span><text:span text:style-name="T59">a&gt;個體</text:span><text:span text:style-name="T101"> </text:span><text:span text:style-name="T103">產生 </text:span><text:span text:style-name="T59">&lt;?b&gt;</text:span><text:span text:style-name="T103">型渦流</text:span><text:span text:style-name="T101">。</text:span></text:p>
                        </text:list-item>
                      </text:list>
                    </text:list-item>
                    <text:list-item>
                      <text:p text:style-name="P47"><text:span text:style-name="T39">明顯例子，</text:span><text:span text:style-name="T94">假定，某一特定</text:span><text:span text:style-name="T39">&lt;?</text:span><text:span text:style-name="T59">a&gt;個體</text:span><text:span text:style-name="T94"> 噴射出</text:span><text:span text:style-name="T59">、</text:span><text:span text:style-name="T191">包覆</text:span><text:span text:style-name="T59">、</text:span><text:span text:style-name="T121">蘊含</text:span><text:span text:style-name="T94"> 某一特定</text:span><text:span text:style-name="T59">&lt;?b&gt;個體</text:span><text:span text:style-name="T39">。</text:span></text:p>
                      <text:list>
                        <text:list-item>
                          <text:p text:style-name="P48"><text:span text:style-name="T94">假定，該</text:span><text:span text:style-name="T59">&lt;?b&gt;個體</text:span><text:span text:style-name="T94"> 在 某一特定</text:span><text:span text:style-name="T59">&lt;?</text:span><text:span text:style-name="T66">c</text:span><text:span text:style-name="T59">&gt;個體</text:span><text:span text:style-name="T94">，</text:span><text:span text:style-name="T50">產生</text:span><text:span text:style-name="T94"> 某一特定</text:span><text:span text:style-name="T59">&lt;?</text:span><text:span text:style-name="T66">d</text:span><text:span text:style-name="T59">&gt;個體</text:span><text:span text:style-name="T94">。</text:span></text:p>
                        </text:list-item>
                        <text:list-item>
                          <text:p text:style-name="P57"><text:span text:style-name="T94">假定，該</text:span><text:span text:style-name="T59">&lt;?</text:span><text:span text:style-name="T66">d</text:span><text:span text:style-name="T59">&gt;個體</text:span><text:span text:style-name="T94"> 作用於</text:span><text:span text:style-name="T59">、</text:span><text:span text:style-name="T57">交互作用</text:span><text:span text:style-name="T94">於 某一特定</text:span><text:span text:style-name="T59">&lt;?</text:span><text:span text:style-name="T67">e</text:span><text:span text:style-name="T59">&gt;個體。</text:span></text:p>
                          <text:list>
                            <text:list-item>
                              <text:p text:style-name="P57"><text:span text:style-name="T94">假定，該</text:span><text:span text:style-name="T59">&lt;?</text:span><text:span text:style-name="T66">d</text:span><text:span text:style-name="T59">&gt;個體</text:span><text:span text:style-name="T94"> </text:span><text:span text:style-name="T101">讓，</text:span><text:span text:style-name="T94">該</text:span><text:span text:style-name="T59">&lt;?</text:span><text:span text:style-name="T67">e</text:span><text:span text:style-name="T59">&gt;個體</text:span><text:span text:style-name="T94"> </text:span><text:span text:style-name="T50">產生</text:span><text:span text:style-name="T59">、</text:span><text:span text:style-name="T121">蘊含</text:span><text:span text:style-name="T94"> 某一特定</text:span><text:span text:style-name="T59">&lt;?</text:span><text:span text:style-name="T68">f</text:span><text:span text:style-name="T59">&gt;個體</text:span><text:span text:style-name="T94">。</text:span></text:p>
                            </text:list-item>
                            <text:list-item>
                              <text:p text:style-name="P50"><text:span text:style-name="T94">假定，該</text:span><text:span text:style-name="T59">&lt;?</text:span><text:span text:style-name="T68">f</text:span><text:span text:style-name="T59">&gt;個體</text:span><text:span text:style-name="T94"> 推</text:span><text:span text:style-name="T101">動</text:span><text:span text:style-name="T59">、</text:span><text:span text:style-name="T94">拉</text:span><text:span text:style-name="T101">動、轉動</text:span><text:span text:style-name="T94"> 該</text:span><text:span text:style-name="T39">&lt;?</text:span><text:span text:style-name="T59">a&gt;個體</text:span><text:span text:style-name="T94">。</text:span><text:span text:style-name="T186">（</text:span><text:span text:style-name="T178">n </text:span><text:span text:style-name="T183">≥</text:span><text:span text:style-name="T178"> a</text:span><text:span text:style-name="T179">、b、</text:span><text:span text:style-name="T180">c</text:span><text:span text:style-name="T179">、</text:span><text:span text:style-name="T180">d</text:span><text:span text:style-name="T179">、</text:span><text:span text:style-name="T181">e</text:span><text:span text:style-name="T179">、</text:span><text:span text:style-name="T182">f</text:span><text:span text:style-name="T178"> </text:span><text:span text:style-name="T183">≥</text:span><text:span text:style-name="T178"> u</text:span><text:span text:style-name="T186">）</text:span></text:p>
                              <text:list>
                                <text:list-item>
                                  <text:p text:style-name="P57"><text:span text:style-name="T94">該</text:span><text:span text:style-name="T59">&lt;?</text:span><text:span text:style-name="T68">f</text:span><text:span text:style-name="T59">&gt;個體</text:span><text:span text:style-name="T94"> </text:span><text:span text:style-name="T58">直接</text:span><text:span text:style-name="T103">型</text:span><text:span text:style-name="T94"> </text:span><text:span text:style-name="T101">讓，該</text:span><text:span text:style-name="T39">&lt;?</text:span><text:span text:style-name="T59">a&gt;個體</text:span><text:span text:style-name="T101"> 飛行、移動、運動。</text:span></text:p>
                                </text:list-item>
                                <text:list-item>
                                  <text:p text:style-name="P52"><text:span text:style-name="T94">該</text:span><text:span text:style-name="T59">&lt;?b&gt;個體</text:span><text:span text:style-name="T94"> </text:span><text:span text:style-name="T40">間接</text:span><text:span text:style-name="T103">型</text:span><text:span text:style-name="T94"> </text:span><text:span text:style-name="T101">讓，該</text:span><text:span text:style-name="T39">&lt;?</text:span><text:span text:style-name="T59">a&gt;個體</text:span><text:span text:style-name="T101"> 飛行、移動、運動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<text:span text:style-name="T101">明顯例子，</text:span><text:span text:style-name="T64">&lt;?a&gt;</text:span><text:span text:style-name="T101">個體 有機率觀測到</text:span><text:span text:style-name="T59">，&lt;?</text:span><text:span text:style-name="T66">b</text:span><text:span text:style-name="T59">&gt;</text:span><text:span text:style-name="T105">個體</text:span><text:span text:style-name="T101"> 受到，</text:span><text:span text:style-name="T59">&lt;?</text:span><text:span text:style-name="T66">c</text:span><text:span text:style-name="T63">&gt;</text:span><text:span text:style-name="T60">個體</text:span><text:span text:style-name="T101">的 </text:span><text:span text:style-name="T59">&lt;?</text:span><text:span text:style-name="T66">d</text:span><text:span text:style-name="T63">&gt;</text:span><text:span text:style-name="T101">型渦流 擾動、影響。</text:span></text:p>
              <text:list>
                <text:list-item>
                  <text:p text:style-name="P193"><text:span text:style-name="T64">&lt;?a&gt;</text:span><text:span text:style-name="T101">個體 有機率觀測到</text:span><text:span text:style-name="T59">，&lt;?</text:span><text:span text:style-name="T66">c</text:span><text:span text:style-name="T63">&gt;</text:span><text:span text:style-name="T60">個體</text:span><text:span text:style-name="T101">的 </text:span><text:span text:style-name="T59">&lt;?</text:span><text:span text:style-name="T66">d</text:span><text:span text:style-name="T63">&gt;</text:span><text:span text:style-name="T101">型渦流 擾動到、影響到、觸碰到 </text:span><text:span text:style-name="T59">&lt;?</text:span><text:span text:style-name="T66">b</text:span><text:span text:style-name="T59">&gt;</text:span><text:span text:style-name="T105">個體</text:span><text:span text:style-name="T63">。</text:span></text:p>
                  <text:list>
                    <text:list-item>
                      <text:p text:style-name="P59"><text:span text:style-name="T63">n </text:span><text:span text:style-name="T87">≥</text:span><text:span text:style-name="T63"> a</text:span><text:span text:style-name="T101">、</text:span><text:span text:style-name="T59">b</text:span><text:span text:style-name="T101">、</text:span><text:span text:style-name="T64">c</text:span><text:span text:style-name="T101">、</text:span><text:span text:style-name="T65">d</text:span><text:span text:style-name="T63"> </text:span><text:span text:style-name="T87">≥</text:span><text:span text:style-name="T63"> u</text:span><text:span text:style-name="T101">。</text:span><text:span text:style-name="T189">（</text:span><text:span text:style-name="T173">n </text:span><text:span text:style-name="T177">≥</text:span><text:span text:style-name="T173"> a </text:span><text:span text:style-name="T177">≥</text:span><text:span text:style-name="T173"> u</text:span><text:span text:style-name="T189">）（</text:span><text:span text:style-name="T173">n </text:span><text:span text:style-name="T177">≥</text:span><text:span text:style-name="T173"> </text:span><text:span text:style-name="T174">b</text:span><text:span text:style-name="T173"> </text:span><text:span text:style-name="T177">≥</text:span><text:span text:style-name="T173"> u</text:span><text:span text:style-name="T189">）（</text:span><text:span text:style-name="T173">n </text:span><text:span text:style-name="T177">≥</text:span><text:span text:style-name="T173"> </text:span><text:span text:style-name="T175">c</text:span><text:span text:style-name="T173"> </text:span><text:span text:style-name="T177">≥</text:span><text:span text:style-name="T173"> u</text:span><text:span text:style-name="T189">）（</text:span><text:span text:style-name="T173">n </text:span><text:span text:style-name="T177">≥</text:span><text:span text:style-name="T173"> </text:span><text:span text:style-name="T176">d</text:span><text:span text:style-name="T173"> </text:span><text:span text:style-name="T177">≥</text:span><text:span text:style-name="T173"> u</text:span><text:span text:style-name="T189">）</text:span></text:p>
                    </text:list-item>
                  </text:list>
                </text:list-item>
                <text:list-item>
                  <text:p text:style-name="P9">明顯例子，某一特定人類個體 有機率觀測到，水星 受到，太陽的 空間型渦流 擾動、影響。</text:p>
                </text:list-item>
                <text:list-item>
                  <text:p text:style-name="P46"><text:span text:style-name="T101">明顯例子，某一特定人類個體 有機率觀測到，水星 受到，太陽的 </text:span><text:span text:style-name="T190">等</text:span><text:span text:style-name="T101">離子體型渦流 擾動。</text:span></text:p>
                </text:list-item>
                <text:list-item>
                  <text:p text:style-name="P10">明顯例子，某一特定人類個體 有機率觀測到，水星 受到，太陽的 電磁波型渦流 擾動。</text:p>
                </text:list-item>
                <text:list-item>
                  <text:p text:style-name="P11">明顯例子，某一特定人類個體 有機率觀測到，太陽系 受到，太陽的 空間型渦流 擾動。</text:p>
                </text:list-item>
                <text:list-item>
                  <text:p text:style-name="P46"><text:span text:style-name="T101">明顯例子，某一特定人類個體 有機率觀測到，太陽系 受到，太陽的 </text:span><text:span text:style-name="T190">等</text:span><text:span text:style-name="T101">離子體型渦流 擾動。</text:span></text:p>
                </text:list-item>
                <text:list-item>
                  <text:p text:style-name="P10">明顯例子，某一特定人類個體 有機率觀測到，太陽系 受到，太陽的 電磁波型渦流 擾動。</text:p>
                </text:list-item>
              </text:list>
            </text:list-item>
            <text:list-item>
              <text:p text:style-name="P60"><text:span text:style-name="T39">&lt;?a&gt;渦流</text:span><text:span text:style-name="T94">。</text:span></text:p>
              <text:list>
                <text:list-item>
                  <text:p text:style-name="P61"><text:span text:style-name="T39">&lt;?a&gt;渦流 是 光痕的 子分支、子項、現象</text:span><text:span text:style-name="T94">。</text:span></text:p>
                </text:list-item>
                <text:list-item>
                  <text:p text:style-name="P63"><text:span text:style-name="T50">明顯例子，&lt;?2&gt;渦流，飛機 飛行、起降 產生的 渦流</text:span><text:span text:style-name="T102">。</text:span></text:p>
                </text:list-item>
                <text:list-item>
                  <text:p text:style-name="P63"><text:span text:style-name="T50">明顯例子，&lt;?3&gt;渦流，地球 公轉、自轉 產生的 渦流</text:span><text:span text:style-name="T102">。</text:span></text:p>
                </text:list-item>
              </text:list>
            </text:list-item>
            <text:list-item>
              <text:p text:style-name="P12">光痕的 分類。</text:p>
              <text:list>
                <text:list-item>
                  <text:p text:style-name="P12">光痕。</text:p>
                  <text:list>
                    <text:list-item>
                      <text:p text:style-name="P12">道路型光痕。</text:p>
                    </text:list-item>
                    <text:list-item>
                      <text:p text:style-name="P12">擾動型光痕。</text:p>
                    </text:list-item>
                    <text:list-item>
                      <text:p text:style-name="P199"><text:span text:style-name="T92">星系</text:span>型光痕。</text:p>
                    </text:list-item>
                  </text:list>
                </text:list-item>
                <text:list-item>
                  <text:p text:style-name="P65"><text:span text:style-name="T76">光痕 =</text:span><text:span text:style-name="T192">（x%）</text:span><text:span text:style-name="T194">道路</text:span><text:span text:style-name="T195">型光痕</text:span><text:span text:style-name="T193"> </text:span><text:span text:style-name="T192">+（100%-x%）</text:span><text:span text:style-name="T195">擾動</text:span><text:span text:style-name="T194">型光痕</text:span><text:span text:style-name="T111">。</text:span></text:p>
                  <text:list>
                    <text:list-item>
                      <text:p text:style-name="P98"><text:span text:style-name="T76">1</text:span><text:span text:style-name="T50">00% </text:span><text:span text:style-name="T88">≥ x%</text:span><text:span text:style-name="T50"> </text:span><text:span text:style-name="T88">≥ 0%</text:span><text:span text:style-name="T157">。</text:span></text:p>
                    </text:list-item>
                    <text:list-item>
                      <text:p text:style-name="P190">數量。</text:p>
                      <text:list>
                        <text:list-item>
                          <text:p text:style-name="P99"><text:span text:style-name="T157">粒子的 數量 越少</text:span><text:span text:style-name="T158">，道路型光痕 越明顯，擾動型光痕 越隱密。</text:span></text:p>
                        </text:list-item>
                        <text:list-item>
                          <text:p text:style-name="P99"><text:span text:style-name="T157">粒子的 數量 越多</text:span><text:span text:style-name="T158">，道路型光痕 越隱密，擾動型光痕 越明顯</text:span><text:span text:style-name="T157">。</text:span></text:p>
                        </text:list-item>
                      </text:list>
                    </text:list-item>
                    <text:list-item>
                      <text:p text:style-name="P15">靜態、動態。</text:p>
                      <text:list>
                        <text:list-item>
                          <text:p text:style-name="P100"><text:span text:style-name="T158">光痕 越靜態，道路型光痕 越明顯，擾動型光痕 越隱密</text:span><text:span text:style-name="T157">。</text:span></text:p>
                        </text:list-item>
                        <text:list-item>
                          <text:p text:style-name="P101"><text:span text:style-name="T106">光痕 越動態，道路型光痕 越隱密，擾動型光痕 越明顯</text:span><text:span text:style-name="T15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光痕。</text:p>
                  <text:list>
                    <text:list-item>
                      <text:p text:style-name="P12">道路型光痕。</text:p>
                      <text:list>
                        <text:list-item>
                          <text:p text:style-name="P13">明顯例子，獸路、車窗的水痕、螞蟻演算法、（人類認定的）光譜線、電子能階軌道。</text:p>
                        </text:list-item>
                      </text:list>
                    </text:list-item>
                    <text:list-item>
                      <text:p text:style-name="P13">擾動型光痕。</text:p>
                      <text:list>
                        <text:list-item>
                          <text:p text:style-name="P12">明顯例子，（飛機 後面的）渦流、尾流、（人類 認定的）電子在亂序和隨機的運動。</text:p>
                        </text:list-item>
                      </text:list>
                    </text:list-item>
                    <text:list-item>
                      <text:p text:style-name="P14"><text:span text:style-name="T92">星系</text:span>型光痕。</text:p>
                      <text:list>
                        <text:list-item>
                          <text:p text:style-name="P198">（<text:span text:style-name="T92">星系</text:span>型光痕<text:span text:style-name="T93"> 的 相關描述在 </text:span><text:span text:style-name="T90">能量、儲量</text:span><text:span text:style-name="T93"> 文件群的 </text:span><text:span text:style-name="T91">光電效應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64"><text:span text:style-name="T102">假定，某一特定空間 </text:span><text:span text:style-name="T50">有 </text:span><text:span text:style-name="T80">n</text:span><text:span text:style-name="T70">個粒</text:span><text:span text:style-name="T106">子。</text:span></text:p>
                  <text:list>
                    <text:list-item>
                      <text:p text:style-name="P103"><text:span text:style-name="T80">n</text:span><text:span text:style-name="T70"> </text:span><text:span text:style-name="T39">&gt; 0。</text:span></text:p>
                      <text:list>
                        <text:list-item>
                          <text:p text:style-name="P66"><text:span text:style-name="T80">n</text:span><text:span text:style-name="T70"> 越小，道路型光痕 越明顯，擾動型光痕 越隱密</text:span><text:span text:style-name="T106">。</text:span></text:p>
                          <text:list>
                            <text:list-item>
                              <text:p text:style-name="P194"><text:span text:style-name="T157">粒子的 數量 越少</text:span><text:span text:style-name="T70">，道路型光痕 越明顯，擾動型光痕 越隱密。</text:span></text:p>
                            </text:list-item>
                          </text:list>
                        </text:list-item>
                        <text:list-item>
                          <text:p text:style-name="P66"><text:span text:style-name="T80">n</text:span><text:span text:style-name="T70"> 越大，道路型光痕 越隱密，擾動型光痕 越明顯</text:span><text:span text:style-name="T106">。</text:span></text:p>
                          <text:list>
                            <text:list-item>
                              <text:p text:style-name="P195"><text:span text:style-name="T157">粒子的 數量 越多</text:span><text:span text:style-name="T158">，道路型光痕 越隱密，擾動型光痕 越明顯</text:span><text:span text:style-name="T106">。</text:span></text:p>
                            </text:list-item>
                          </text:list>
                        </text:list-item>
                        <text:list-item>
                          <text:p text:style-name="P67"><text:span text:style-name="T70">道路型光痕的 影響，第</text:span><text:span text:style-name="T79">a層級相態 &gt; 第（a+1）層級相態</text:span><text:span text:style-name="T106">。</text:span></text:p>
                          <text:list>
                            <text:list-item>
                              <text:p text:style-name="P196"><text:span text:style-name="T158">光痕 越靜態，道路型光痕 越明顯，擾動型光痕 越隱密</text:span><text:span text:style-name="T106">。</text:span></text:p>
                            </text:list-item>
                          </text:list>
                        </text:list-item>
                        <text:list-item>
                          <text:p text:style-name="P67"><text:span text:style-name="T70">擾動型光痕的 影響，第</text:span><text:span text:style-name="T79">a層級相態 &lt; 第（a+1）層級相態</text:span><text:span text:style-name="T106">。</text:span></text:p>
                          <text:list>
                            <text:list-item>
                              <text:p text:style-name="P197"><text:span text:style-name="T106">（</text:span><text:span text:style-name="T70">第</text:span><text:span text:style-name="T79">a層級相態 的 相關描述在 </text:span><text:span text:style-name="T89">能量、儲量</text:span><text:span text:style-name="T79"> 文件群的 </text:span><text:span text:style-name="T89">相態</text:span><text:span text:style-name="T106">）</text:span></text:p>
                            </text:list-item>
                            <text:list-item>
                              <text:p text:style-name="P200">光痕 越動態，道路型光痕 越隱密，擾動型光痕 越明顯。</text:p>
                            </text:list-item>
                            <text:list-item>
                              <text:p text:style-name="P16">明顯例子。</text:p>
                              <text:list>
                                <text:list-item>
                                  <text:p text:style-name="P16">假定，第一個粒子 在 液態、大海 運動、變化。</text:p>
                                </text:list-item>
                                <text:list-item>
                                  <text:p text:style-name="P16">假定，第二個粒子 在 氣態、大氣 運動、變化。</text:p>
                                </text:list-item>
                                <text:list-item>
                                  <text:p text:style-name="P68"><text:span text:style-name="T106">第二個粒子 產生的 </text:span><text:span text:style-name="T70">光痕，更容易 動態、擴散出去、產生漣漪、連鎖反應</text:span><text:span text:style-name="T106">。</text:span></text:p>
                                  <text:list>
                                    <text:list-item>
                                      <text:p text:style-name="P69"><text:span text:style-name="T106">（比起 第一個粒子，）第二個粒子 產生的 </text:span><text:span text:style-name="T70">光痕，更容易 動態變化</text:span><text:span text:style-name="T106">。</text:span></text:p>
                                    </text:list-item>
                                    <text:list-item>
                                      <text:p text:style-name="P70"><text:span text:style-name="T106">（比起 第一個粒子，）第二個粒子 產生的 </text:span><text:span text:style-name="T70">光痕，更容易 擴散出去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明顯例子，賽車、拉力賽。</text:p>
                          <text:list>
                            <text:list-item>
                              <text:p text:style-name="P71"><text:span text:style-name="T107">汽車</text:span><text:span text:style-name="T106">數量 越多，跑道、道路、泥地 上的 軌跡 越雜亂、越無序。</text:span></text:p>
                              <text:list>
                                <text:list-item>
                                  <text:p text:style-name="P72"><text:span text:style-name="T106">後面的 </text:span><text:span text:style-name="T107">汽車</text:span><text:span text:style-name="T106"> 越容易 有阻力、被偏轉方向。</text:span></text:p>
                                  <text:list>
                                    <text:list-item>
                                      <text:p text:style-name="P72"><text:span text:style-name="T106">後面的 </text:span><text:span text:style-name="T107">汽車 </text:span><text:span text:style-name="T106">越容易 有阻力、車輪被（跑道的 凹凸起伏）偏轉方向。</text:span></text:p>
                                      <text:list>
                                        <text:list-item>
                                          <text:p text:style-name="P18">跑道、道路 的 凹凸起伏 是，前面的 汽車 產生的 凹凸起伏。</text:p>
                                        </text:list-item>
                                        <text:list-item>
                                          <text:p text:style-name="P19">跑道、道路 的 凹凸起伏 是，之前經過的 汽車 產生的 凹凸起伏。</text:p>
                                        </text:list-item>
                                        <text:list-item>
                                          <text:p text:style-name="P20">跑道、道路 的 凹凸起伏 是，過去經過的 汽車 產生的 凹凸起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汽車數量 越少，跑道、道路 上的 軌跡 越清晰、越有序。</text:p>
                              <text:list>
                                <text:list-item>
                                  <text:p text:style-name="P21">後面的 汽車 越容易 順暢前進、被校正方向。</text:p>
                                  <text:list>
                                    <text:list-item>
                                      <text:p text:style-name="P18">後面的 汽車 越容易 順暢前進、車輪被（跑道的 凹凸起伏）校正方向。</text:p>
                                      <text:list>
                                        <text:list-item>
                                          <text:p text:style-name="P73"><text:span text:style-name="T106">校正方向 的 明顯例子，假定，汽車的 正前方</text:span><text:span text:style-name="T70"> 是 </text:span><text:span text:style-name="T73">12點鐘方向</text:span><text:span text:style-name="T109">。</text:span></text:p>
                                          <text:list>
                                            <text:list-item>
                                              <text:p text:style-name="P74"><text:span text:style-name="T106">假定，汽車的 正右方 是</text:span><text:span text:style-name="T70"> </text:span><text:span text:style-name="T73">3點鐘方向</text:span><text:span text:style-name="T106">。</text:span></text:p>
                                            </text:list-item>
                                            <text:list-item>
                                              <text:p text:style-name="P75"><text:span text:style-name="T106">假定，汽車的 正左方 是</text:span><text:span text:style-name="T70"> </text:span><text:span text:style-name="T73">9點鐘方向</text:span><text:span text:style-name="T106">。</text:span></text:p>
                                            </text:list-item>
                                            <text:list-item>
                                              <text:p text:style-name="P76"><text:span text:style-name="T106">假定，第一</text:span><text:span text:style-name="T108">輛</text:span><text:span text:style-name="T106">汽車、第二</text:span><text:span text:style-name="T108">輛</text:span><text:span text:style-name="T106">汽車 做過 校正，不會 飄移。</text:span></text:p>
                                            </text:list-item>
                                            <text:list-item>
                                              <text:p text:style-name="P22">不會飄移 的 明顯例子，駕駛 放開 方向盤，汽車 仍然 筆直前進。</text:p>
                                            </text:list-item>
                                            <text:list-item>
                                              <text:p text:style-name="P77"><text:span text:style-name="T106">假定，第一輛汽車 往前開，車輪方向 是</text:span><text:span text:style-name="T72"> </text:span><text:span text:style-name="T74">1</text:span><text:span text:style-name="T73">點鐘方向</text:span><text:span text:style-name="T110">。</text:span></text:p>
                                            </text:list-item>
                                            <text:list-item>
                                              <text:p text:style-name="P76"><text:span text:style-name="T106">假定，第一</text:span><text:span text:style-name="T108">輛</text:span><text:span text:style-name="T106">汽車的 駕駛 放開 方向盤。</text:span></text:p>
                                            </text:list-item>
                                            <text:list-item>
                                              <text:p text:style-name="P78"><text:span text:style-name="T106">第一</text:span><text:span text:style-name="T108">輛</text:span><text:span text:style-name="T106">汽車（仍然）朝向 </text:span><text:span text:style-name="T74">1</text:span><text:span text:style-name="T73">點鐘方向 筆直前進。</text:span></text:p>
                                            </text:list-item>
                                            <text:list-item>
                                              <text:p text:style-name="P79"><text:span text:style-name="T106">假定，</text:span><text:span text:style-name="T108">第二輛汽車</text:span><text:span text:style-name="T109"> 往前開，</text:span><text:span text:style-name="T106">車輪方向 是</text:span><text:span text:style-name="T72"> </text:span><text:span text:style-name="T73">12點鐘方向</text:span><text:span text:style-name="T106">。</text:span></text:p>
                                            </text:list-item>
                                            <text:list-item>
                                              <text:p text:style-name="P76"><text:span text:style-name="T106">假定，第二</text:span><text:span text:style-name="T108">輛</text:span><text:span text:style-name="T106">汽車的 駕駛 放開 方向盤。</text:span></text:p>
                                            </text:list-item>
                                            <text:list-item>
                                              <text:p text:style-name="P76"><text:span text:style-name="T106">假定，第二</text:span><text:span text:style-name="T108">輛汽車 還沒 跑到，第一輛汽車 形成的 道路軌跡。</text:span></text:p>
                                            </text:list-item>
                                            <text:list-item>
                                              <text:p text:style-name="P32">道路軌跡 是 道路上的 軌跡、痕跡、遺跡、路痕、凹凸起伏。</text:p>
                                            </text:list-item>
                                            <text:list-item>
                                              <text:p text:style-name="P33">道路軌跡 是（（汽車 的）運動軌跡 在）道路上（形成）的 軌跡。</text:p>
                                            </text:list-item>
                                            <text:list-item>
                                              <text:p text:style-name="P80"><text:span text:style-name="T106">第二</text:span><text:span text:style-name="T108">輛</text:span><text:span text:style-name="T106">汽車（仍然）朝向 </text:span><text:span text:style-name="T74">1</text:span><text:span text:style-name="T75">2</text:span><text:span text:style-name="T73">點鐘方向 筆直前進</text:span><text:span text:style-name="T108">。</text:span></text:p>
                                            </text:list-item>
                                            <text:list-item>
                                              <text:p text:style-name="P81"><text:span text:style-name="T106">假定，第二</text:span><text:span text:style-name="T108">輛汽車 跑到、進入，第一輛汽車 形成的 道路軌跡。</text:span></text:p>
                                            </text:list-item>
                                            <text:list-item>
                                              <text:p text:style-name="P81"><text:span text:style-name="T106">第二</text:span><text:span text:style-name="T108">輛</text:span><text:span text:style-name="T106">汽車（開始）</text:span><text:span text:style-name="T39">（從 12點鐘方</text:span><text:span text:style-name="T70">向）</text:span><text:span text:style-name="T106">朝向 </text:span><text:span text:style-name="T74">1</text:span><text:span text:style-name="T73">點鐘方向 偏轉</text:span><text:span text:style-name="T108">。</text:span></text:p>
                                            </text:list-item>
                                            <text:list-item>
                                              <text:p text:style-name="P82"><text:span text:style-name="T106">第二</text:span><text:span text:style-name="T108">輛</text:span><text:span text:style-name="T106">汽車的 運動軌跡 不是</text:span><text:span text:style-name="T73"> 筆直前進</text:span><text:span text:style-name="T108">。</text:span></text:p>
                                            </text:list-item>
                                            <text:list-item>
                                              <text:p text:style-name="P83"><text:span text:style-name="T106">第二</text:span><text:span text:style-name="T108">輛</text:span><text:span text:style-name="T106">汽車</text:span><text:span text:style-name="T94">（當下</text:span><text:span text:style-name="T106">）的運動軌跡（逐漸）跟隨著、擬合著 第一輛汽車（曾經、過去）的 運動軌跡</text:span><text:span text:style-name="T108">。</text:span></text:p>
                                            </text:list-item>
                                            <text:list-item>
                                              <text:p text:style-name="P84"><text:span text:style-name="T106">第一輛汽車 在 道路上形成的 道路軌跡 越明顯、越清晰，該</text:span><text:span text:style-name="T108">道路</text:span><text:span text:style-name="T106">軌跡 對 第二輛汽車的 影響 越大。</text:span></text:p>
                                            </text:list-item>
                                            <text:list-item>
                                              <text:p text:style-name="P85"><text:span text:style-name="T111">第二輛汽車的 運動軌跡</text:span><text:span text:style-name="T106"> 越清晰、越有序。</text:span></text:p>
                                            </text:list-item>
                                            <text:list-item>
                                              <text:p text:style-name="P23">假定，其他個體 知道，第一輛汽車的 運動軌跡。</text:p>
                                            </text:list-item>
                                            <text:list-item>
                                              <text:p text:style-name="P23">其他個體有機率（使用 該運動軌跡）預測 第二輛汽車的運動軌跡。</text:p>
                                            </text:list-item>
                                            <text:list-item>
                                              <text:p text:style-name="P86"><text:span text:style-name="T70">第二輛汽車的 運動軌跡 是 受到 道路型光痕 影響的 運動軌跡</text:span><text:span text:style-name="T10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7"><text:span text:style-name="T108">假定，道路上 有</text:span><text:span text:style-name="T71"> </text:span><text:span text:style-name="T81">n</text:span><text:span text:style-name="T77">輛汽車 跑過、（在道路上）產生</text:span><text:span text:style-name="T108">道路</text:span><text:span text:style-name="T77">軌跡</text:span><text:span text:style-name="T112">。</text:span></text:p>
                                          <text:list>
                                            <text:list-item>
                                              <text:p text:style-name="P88"><text:span text:style-name="T108">假定，第</text:span><text:span text:style-name="T70">（</text:span><text:span text:style-name="T81">n</text:span><text:span text:style-name="T78">+1</text:span><text:span text:style-name="T106">）</text:span><text:span text:style-name="T108">輛汽車</text:span><text:span text:style-name="T109"> 往前開，</text:span><text:span text:style-name="T106">車輪方向 是</text:span><text:span text:style-name="T72"> </text:span><text:span text:style-name="T73">12點鐘方向</text:span><text:span text:style-name="T108">。</text:span></text:p>
                                            </text:list-item>
                                            <text:list-item>
                                              <text:p text:style-name="P89"><text:span text:style-name="T106">假定，第</text:span><text:span text:style-name="T70">（</text:span><text:span text:style-name="T81">n</text:span><text:span text:style-name="T78">+1</text:span><text:span text:style-name="T106">）</text:span><text:span text:style-name="T108">輛</text:span><text:span text:style-name="T106">汽車的 駕駛 放開 方向盤</text:span><text:span text:style-name="T108">。</text:span></text:p>
                                            </text:list-item>
                                            <text:list-item>
                                              <text:p text:style-name="P87"><text:span text:style-name="T108">假定，道路上 </text:span><text:span text:style-name="T71">有（</text:span><text:span text:style-name="T82">n</text:span><text:span text:style-name="T77">輛汽車 形成、產生 的</text:span><text:span text:style-name="T71">）</text:span><text:span text:style-name="T82">n</text:span><text:span text:style-name="T76">種 </text:span><text:span text:style-name="T108">道路</text:span><text:span text:style-name="T76">軌</text:span><text:span text:style-name="T111">跡。</text:span></text:p>
                                            </text:list-item>
                                            <text:list-item>
                                              <text:p text:style-name="P87"><text:span text:style-name="T106">假定，第</text:span><text:span text:style-name="T70">（</text:span><text:span text:style-name="T81">n</text:span><text:span text:style-name="T78">+1</text:span><text:span text:style-name="T106">）</text:span><text:span text:style-name="T108">輛汽車 還沒 跑到，</text:span><text:span text:style-name="T82">n</text:span><text:span text:style-name="T108">輛汽車 形成的 道路軌跡。</text:span></text:p>
                                            </text:list-item>
                                            <text:list-item>
                                              <text:p text:style-name="P89"><text:span text:style-name="T106">第</text:span><text:span text:style-name="T70">（</text:span><text:span text:style-name="T81">n</text:span><text:span text:style-name="T78">+1</text:span><text:span text:style-name="T106">）</text:span><text:span text:style-name="T108">輛</text:span><text:span text:style-name="T106">汽車（仍然）朝向 </text:span><text:span text:style-name="T74">1</text:span><text:span text:style-name="T75">2</text:span><text:span text:style-name="T73">點鐘方向 筆直前進</text:span><text:span text:style-name="T108">。</text:span></text:p>
                                            </text:list-item>
                                            <text:list-item>
                                              <text:p text:style-name="P87"><text:span text:style-name="T106">假定，第</text:span><text:span text:style-name="T70">（</text:span><text:span text:style-name="T81">n</text:span><text:span text:style-name="T78">+1</text:span><text:span text:style-name="T106">）</text:span><text:span text:style-name="T108">輛汽車 跑到、進入，</text:span><text:span text:style-name="T82">n</text:span><text:span text:style-name="T108">輛汽車 形成的 道路軌跡。</text:span></text:p>
                                            </text:list-item>
                                            <text:list-item>
                                              <text:p text:style-name="P90"><text:span text:style-name="T106">第</text:span><text:span text:style-name="T70">（</text:span><text:span text:style-name="T81">n</text:span><text:span text:style-name="T78">+1</text:span><text:span text:style-name="T106">）</text:span><text:span text:style-name="T108">輛</text:span><text:span text:style-name="T106">汽車（開始）朝向 不同的</text:span><text:span text:style-name="T73">方向 偏轉</text:span><text:span text:style-name="T111">。</text:span></text:p>
                                            </text:list-item>
                                            <text:list-item>
                                              <text:p text:style-name="P87"><text:span text:style-name="T108">道路</text:span><text:span text:style-name="T111">軌跡的 種類越多、矛盾越多、不連續越多，偏轉次數 越多。</text:span></text:p>
                                            </text:list-item>
                                            <text:list-item>
                                              <text:p text:style-name="P87"><text:span text:style-name="T108">道路</text:span><text:span text:style-name="T111">軌跡的 種類越多、矛盾越多、不連續越多，阻礙 越大。</text:span></text:p>
                                            </text:list-item>
                                            <text:list-item>
                                              <text:p text:style-name="P91"><text:span text:style-name="T111">第</text:span><text:span text:style-name="T70">（</text:span><text:span text:style-name="T81">n</text:span><text:span text:style-name="T78">+1</text:span><text:span text:style-name="T106">）</text:span><text:span text:style-name="T111">輛汽車的 運動軌跡 越雜亂、越無序。</text:span></text:p>
                                            </text:list-item>
                                            <text:list-item>
                                              <text:p text:style-name="P87"><text:span text:style-name="T106">假定，其他個體 知道，（</text:span><text:span text:style-name="T81">n</text:span><text:span text:style-name="T108">輛</text:span><text:span text:style-name="T106">汽車 的）</text:span><text:span text:style-name="T81">n</text:span><text:span text:style-name="T76">種運動軌</text:span><text:span text:style-name="T111">跡</text:span><text:span text:style-name="T106">。</text:span></text:p>
                                            </text:list-item>
                                            <text:list-item>
                                              <text:p text:style-name="P24">明顯例子，其他個體 知道，所有汽車 在 道路上 跑的 運動軌跡。</text:p>
                                            </text:list-item>
                                            <text:list-item>
                                              <text:p text:style-name="P92"><text:span text:style-name="T106">假定，其他個體 不知道，道路上的 </text:span><text:span text:style-name="T81">n</text:span><text:span text:style-name="T76">種 </text:span><text:span text:style-name="T108">道路</text:span><text:span text:style-name="T76">軌</text:span><text:span text:style-name="T111">跡（分佈）</text:span><text:span text:style-name="T106">。</text:span></text:p>
                                            </text:list-item>
                                            <text:list-item>
                                              <text:p text:style-name="P24">明顯例子，其他個體 不知道，道路上的 凹凸不平的 形狀、分佈。</text:p>
                                            </text:list-item>
                                            <text:list-item>
                                              <text:p text:style-name="P92"><text:span text:style-name="T106">汽車數量 越多，運動軌跡 越多，</text:span><text:span text:style-name="T108">道路</text:span><text:span text:style-name="T106">軌跡 有機率 越多。</text:span></text:p>
                                            </text:list-item>
                                            <text:list-item>
                                              <text:p text:style-name="P93"><text:span text:style-name="T106">已知，其他個體 知道，所有</text:span><text:span text:style-name="T94">（汽車</text:span><text:span text:style-name="T106">）的 運動軌跡。</text:span></text:p>
                                            </text:list-item>
                                            <text:list-item>
                                              <text:p text:style-name="P92"><text:span text:style-name="T106">已知，其他個體 不知道，</text:span><text:span text:style-name="T108">道路</text:span><text:span text:style-name="T106">軌跡的 形狀、分佈。</text:span></text:p>
                                            </text:list-item>
                                            <text:list-item>
                                              <text:p text:style-name="P91"><text:span text:style-name="T106">其他個體越難以使用該運動軌跡預測 第</text:span><text:span text:style-name="T70">（</text:span><text:span text:style-name="T82">n</text:span><text:span text:style-name="T78">+1</text:span><text:span text:style-name="T106">）輛汽車的運動軌跡</text:span><text:span text:style-name="T111">。</text:span></text:p>
                                            </text:list-item>
                                            <text:list-item>
                                              <text:p text:style-name="P94"><text:span text:style-name="T70">第（</text:span><text:span text:style-name="T82">n</text:span><text:span text:style-name="T78">+1</text:span><text:span text:style-name="T106">）</text:span><text:span text:style-name="T70">輛汽車的運動軌跡 是受到 擾動型光痕影響的 運動軌跡</text:span><text:span text:style-name="T111">。</text:span></text:p>
                                            </text:list-item>
                                            <text:list-item>
                                              <text:p text:style-name="P95"><text:span text:style-name="T70">第（</text:span><text:span text:style-name="T82">n</text:span><text:span text:style-name="T78">+1</text:span><text:span text:style-name="T106">）</text:span><text:span text:style-name="T70">輛汽車的 運動軌跡 是 受到 光痕 影響的 運動軌跡</text:span><text:span text:style-name="T111">。</text:span></text:p>
                                            </text:list-item>
                                            <text:list-item>
                                              <text:p text:style-name="P96"><text:span text:style-name="T113">已知，</text:span><text:span text:style-name="T111">光痕</text:span><text:span text:style-name="T76"> =</text:span><text:span text:style-name="T192">（x%）</text:span><text:span text:style-name="T195">擾動型光痕</text:span><text:span text:style-name="T193"> </text:span><text:span text:style-name="T192">+（100%-x%）</text:span><text:span text:style-name="T194">道路型光痕</text:span><text:span text:style-name="T111">。</text:span></text:p>
                                            </text:list-item>
                                            <text:list-item>
                                              <text:p text:style-name="P102"><text:span text:style-name="T76">已知，1</text:span><text:span text:style-name="T39">00% </text:span><text:span text:style-name="T86">≥ x%</text:span><text:span text:style-name="T39"> </text:span><text:span text:style-name="T86">≥ 0%</text:span><text:span text:style-name="T15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">抽象例子，（腳踏車競賽 的）追風者。</text:p>
                                  <text:list>
                                    <text:list-item>
                                      <text:p text:style-name="P25">破風者 產生 某一特定風痕。</text:p>
                                    </text:list-item>
                                    <text:list-item>
                                      <text:p text:style-name="P25">追風者 跟著 該風痕，前進、移動、運動。</text:p>
                                    </text:list-item>
                                    <text:list-item>
                                      <text:p text:style-name="P97"><text:span text:style-name="T106">破風者</text:span><text:span text:style-name="T69"> </text:span><text:span text:style-name="T163">↔</text:span><text:span text:style-name="T69"> 前面的 汽車</text:span><text:span text:style-name="T106">。</text:span></text:p>
                                      <text:list>
                                        <text:list-item>
                                          <text:p text:style-name="P97"><text:span text:style-name="T106">追風者</text:span><text:span text:style-name="T69"> </text:span><text:span text:style-name="T163">↔</text:span><text:span text:style-name="T69"> 後面的 汽車</text:span><text:span text:style-name="T10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明顯例子，下雨天 開車。</text:p>
                          <text:list>
                            <text:list-item>
                              <text:p text:style-name="P26">假定，汽車 經過 水窪。</text:p>
                              <text:list>
                                <text:list-item>
                                  <text:p text:style-name="P26">假定，某一特定汽車 經過 某一特定水窪。</text:p>
                                </text:list-item>
                              </text:list>
                            </text:list-item>
                            <text:list-item>
                              <text:p text:style-name="P27">該汽車 在 該水窪，形成 動態的 水痕、路痕、道路軌跡。</text:p>
                              <text:list>
                                <text:list-item>
                                  <text:p text:style-name="P28">擾動型光痕 更明顯、更顯著。</text:p>
                                  <text:list>
                                    <text:list-item>
                                      <text:p text:style-name="P27">擾動型光痕（的 影響，比起 在 泥地、乾燥沙地，）更明顯、更顯著。</text:p>
                                    </text:list-item>
                                    <text:list-item>
                                      <text:p text:style-name="P29">（比起 靜態的擾動型光痕，）動態的擾動型光痕（的 影響，）更明顯。</text:p>
                                    </text:list-item>
                                    <text:list-item>
                                      <text:p text:style-name="P30">光痕 越動態，道路型光痕 越隱密，擾動型光痕 越明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假定，其他汽車 經過 該水窪。</text:p>
                              <text:list>
                                <text:list-item>
                                  <text:p text:style-name="P27">其他汽車 有機率 被 該水痕 影響。</text:p>
                                  <text:list>
                                    <text:list-item>
                                      <text:p text:style-name="P31">其他汽車 有機率（更容易、更明顯）被，該（動態變化 的）水痕 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bookmark-start text:name="狄拉克之海"/>狄拉克之海<text:bookmark-end text:name="狄拉克之海"/></text:p>
          <text:list>
            <text:list-item>
              <text:p text:style-name="P34">假定 狄拉克之海 存在。</text:p>
              <text:list>
                <text:list-item>
                  <text:p text:style-name="P34">量子躍遷 有機率是 狄拉克之海。</text:p>
                  <text:list>
                    <text:list-item>
                      <text:p text:style-name="P34">光 打進 電子。</text:p>
                    </text:list-item>
                    <text:list-item>
                      <text:p text:style-name="P34">該電子 跟 同一位置的 狄拉克之海的 負能量的電子。</text:p>
                    </text:list-item>
                    <text:list-item>
                      <text:p text:style-name="P34">並且 另一顆電子 被迫 從 狄拉克之海 析出。</text:p>
                    </text:list-item>
                    <text:list-item>
                      <text:p text:style-name="P34">明顯例子，人類的耶魯大學的實驗。</text:p>
                      <text:list>
                        <text:list-item>
                          <text:p text:style-name="P34">透過 拉比震盪 弱量測 量子躍遷。</text:p>
                        </text:list-item>
                        <text:list-item>
                          <text:p text:style-name="P34">量子躍遷 的 預警警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bookmark-start text:name="真空能量"/>真空能量<text:bookmark-end text:name="真空能量"/></text:p>
          <text:list>
            <text:list-item>
              <text:p text:style-name="P116">真空能量 是 <text:span text:style-name="T1">&lt;_?</text:span><text:span text:style-name="T83">3_&gt;</text:span><text:span text:style-name="T141">個體（本身）的 能量。</text:span></text:p>
              <text:list>
                <text:list-item>
                  <text:p text:style-name="P116">明顯例子，人類<text:span text:style-name="T141">個體 讓 手臂 產生 運動。</text:span></text:p>
                  <text:list>
                    <text:list-item>
                      <text:p text:style-name="P116"><text:span text:style-name="T141">該</text:span>人類<text:span text:style-name="T141">個體 產生 動能個體。</text:span></text:p>
                    </text:list-item>
                    <text:list-item>
                      <text:p text:style-name="P116">該<text:span text:style-name="T141">動能個體 是 該</text:span>人類<text:span text:style-name="T141">個體（本身）的 能量。</text:span></text:p>
                    </text:list-item>
                    <text:list-item>
                      <text:p text:style-name="P116">其他<text:span text:style-name="T141">動能個體 有機率認定 </text:span>該<text:span text:style-name="T141">動能個體 從 真空當中 自己 冒出來。</text:span></text:p>
                    </text:list-item>
                    <text:list-item>
                      <text:p text:style-name="P116">其他<text:span text:style-name="T141">動能個體 有機率無法解釋 </text:span>該<text:span text:style-name="T141">動能個體 的 來源。</text:span></text:p>
                      <text:list>
                        <text:list-item>
                          <text:p text:style-name="P116">明顯例子，粒子海起落、（物質、能量）無中生有。</text:p>
                        </text:list-item>
                      </text:list>
                    </text:list-item>
                    <text:list-item>
                      <text:p text:style-name="P116">其他<text:span text:style-name="T141">動能個體 有機率無法解釋 讓</text:span>該<text:span text:style-name="T141">動能個體產生變化 的 來源。</text:span></text:p>
                      <text:list>
                        <text:list-item>
                          <text:p text:style-name="P116">明顯例子，光的自發輻射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裸宗量"/>裸宗量<text:bookmark-end text:name="裸宗量"/></text:p>
          <text:list>
            <text:list-item>
              <text:p text:style-name="P4"><text:span text:style-name="T3">對於 &lt;?</text:span><text:span text:style-name="T4">x</text:span><text:span text:style-name="T3">&gt;個體 </text:span><text:span text:style-name="T114">來</text:span><text:span text:style-name="T3">說，&lt;?a&gt;</text:span><text:span text:style-name="T114">個體直接蘊含的</text:span><text:span text:style-name="T3"> &lt;?</text:span><text:span text:style-name="T4">y</text:span><text:span text:style-name="T3">&gt;個體</text:span><text:span text:style-name="T114"> 是 裸宗量。</text:span></text:p>
              <text:list>
                <text:list-item>
                  <text:p text:style-name="P5">&lt;?a&gt;個體 直接蘊含 &lt;?x&gt;個體。</text:p>
                </text:list-item>
                <text:list-item>
                  <text:p text:style-name="P186">&lt;?a&gt;個體 直接蘊含 &lt;?y&gt;個體。</text:p>
                </text:list-item>
                <text:list-item>
                  <text:p text:style-name="P3"><text:span text:style-name="T84">a &gt; </text:span><text:span text:style-name="T85">x &gt; </text:span><text:span text:style-name="T1">y</text:span><text:span text:style-name="T85">。</text:span></text:p>
                  <text:list>
                    <text:list-item>
                      <text:p text:style-name="P186">抽象例子，&lt;?y&gt;個體 是 &lt;?x&gt;個體 的 子集。</text:p>
                    </text:list-item>
                  </text:list>
                </text:list-item>
                <text:list-item>
                  <text:p text:style-name="P186">&lt;?x&gt;個體 不蘊含 &lt;?y&gt;個體。</text:p>
                  <text:list>
                    <text:list-item>
                      <text:p text:style-name="P186">&lt;?y&gt;個體 不蘊含 &lt;?x&gt;個體。</text:p>
                    </text:list-item>
                  </text:list>
                </text:list-item>
                <text:list-item>
                  <text:p text:style-name="P4"><text:span text:style-name="T5">直接蘊含、</text:span><text:span text:style-name="T3">間接蘊含、不蘊含</text:span><text:span text:style-name="T5">。</text:span></text:p>
                  <text:list>
                    <text:list-item>
                      <text:p text:style-name="P191"><text:span text:style-name="T5">直接蘊含 是 </text:span><text:span text:style-name="T3">&lt;?a&gt;個體 直接蘊含 &lt;?b&gt;個體。</text:span></text:p>
                    </text:list-item>
                    <text:list-item>
                      <text:p text:style-name="P186">間接蘊含 是 &lt;?a&gt;個體 直接蘊含 &lt;?b&gt;個體，&lt;?b&gt;個體 直接蘊含 &lt;?c&gt;個體。</text:p>
                      <text:list>
                        <text:list-item>
                          <text:p text:style-name="P191"><text:span text:style-name="T3">&lt;?a&gt;個體 間接蘊含 &lt;?</text:span><text:span text:style-name="T6">c</text:span><text:span text:style-name="T3">&gt;個體。</text:span></text:p>
                        </text:list-item>
                        <text:list-item>
                          <text:p text:style-name="P191"><text:span text:style-name="T3">明顯例子，</text:span><text:span text:style-name="T7">&lt;_?3_&gt;個體 直接蘊含 人類個體，人類個體 直接蘊含 動能個體。</text:span></text:p>
                          <text:list>
                            <text:list-item>
                              <text:p text:style-name="P187">&lt;_?3_&gt;個體 間接蘊含（人類個體蘊含的）動能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不蘊含 是 &lt;?a&gt;個體 直接蘊含 &lt;?b&gt;個體、&lt;?c&gt;個體，&lt;?b&gt;個體 不蘊含 &lt;?c&gt;個體。</text:p>
                      <text:list>
                        <text:list-item>
                          <text:p text:style-name="P191"><text:span text:style-name="T3">明顯例子，</text:span><text:span text:style-name="T7">&lt;_?3_&gt;個體 直接蘊含 人類個體、重力波個體。</text:span></text:p>
                          <text:list>
                            <text:list-item>
                              <text:p text:style-name="P187">人類個體 不蘊含（&lt;_?3_&gt;個體蘊含的）重力波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1"><text:span text:style-name="T114">明顯例子，</text:span><text:span text:style-name="T115">對於 人類個體 來說，</text:span><text:span text:style-name="T7">&lt;_?3_&gt;個體</text:span><text:span text:style-name="T115"> 直接蘊含的</text:span><text:span text:style-name="T114"> 光個體 是 裸宗量。</text:span></text:p>
                  <text:list>
                    <text:list-item>
                      <text:p text:style-name="P191"><text:span text:style-name="T114">原因很明顯，</text:span><text:span text:style-name="T7">宗量層級，&lt;_?3_&gt;個體 &gt;</text:span><text:span text:style-name="T115"> 人類個體 &gt; 光個體</text:span><text:span text:style-name="T7">。</text:span></text:p>
                      <text:list>
                        <text:list-item>
                          <text:p text:style-name="P191"><text:span text:style-name="T7">&lt;_?3_&gt;個體 是 &lt;?</text:span><text:span text:style-name="T8">3&gt;個體。</text:span></text:p>
                        </text:list-item>
                        <text:list-item>
                          <text:p text:style-name="P191"><text:span text:style-name="T115">人類</text:span><text:span text:style-name="T7">個體 是 &lt;?</text:span><text:span text:style-name="T8">2&gt;個體。</text:span></text:p>
                        </text:list-item>
                        <text:list-item>
                          <text:p text:style-name="P191"><text:span text:style-name="T114">光</text:span><text:span text:style-name="T7">個體 是 &lt;?</text:span><text:span text:style-name="T9">1</text:span><text:span text:style-name="T8">&gt;個體。</text:span></text:p>
                        </text:list-item>
                      </text:list>
                    </text:list-item>
                    <text:list-item>
                      <text:p text:style-name="P191"><text:span text:style-name="T7">明顯例子，</text:span><text:span text:style-name="T115">對於 人類 來說，重力波、</text:span><text:span text:style-name="T7">太陽光 是 裸宗量。</text:span></text:p>
                    </text:list-item>
                  </text:list>
                </text:list-item>
                <text:list-item>
                  <text:p text:style-name="P191"><text:span text:style-name="T114">明顯例子，</text:span><text:span text:style-name="T115">對於 人類個體 來說，</text:span><text:span text:style-name="T7">電子個體</text:span><text:span text:style-name="T115"> 直接蘊含的</text:span><text:span text:style-name="T114"> 光個體 不是 裸宗量。</text:span></text:p>
                  <text:list>
                    <text:list-item>
                      <text:p text:style-name="P191"><text:span text:style-name="T114">原因很明顯，</text:span><text:span text:style-name="T7">電子個體的宗量層級</text:span><text:span text:style-name="T115"> 沒有大於 人類個體的宗量層級</text:span><text:span text:style-name="T7">。</text:span></text:p>
                      <text:list>
                        <text:list-item>
                          <text:p text:style-name="P118"><text:span text:style-name="T7">電子個體、人類個體 都是 &lt;?</text:span><text:span text:style-name="T10">2&gt;個體</text:span><text:span text:style-name="T13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<text:span text:style-name="T133">假定，某一特</text:span><text:span text:style-name="T7">定&lt;?x&gt;個體 蘊含 某一特定&lt;?</text:span><text:span text:style-name="T11">y&gt;個</text:span><text:span text:style-name="T134">體。</text:span></text:p>
              <text:list>
                <text:list-item>
                  <text:p text:style-name="P119"><text:span text:style-name="T134">該</text:span><text:span text:style-name="T7">&lt;?</text:span><text:span text:style-name="T11">y&gt;個</text:span><text:span text:style-name="T134">體 有機率蘊含，該</text:span><text:span text:style-name="T7">&lt;?x&gt;個體的 某一特定特性。</text:span></text:p>
                  <text:list>
                    <text:list-item>
                      <text:p text:style-name="P120"><text:span text:style-name="T134">該</text:span><text:span text:style-name="T7">&lt;?</text:span><text:span text:style-name="T11">y&gt;個</text:span><text:span text:style-name="T134">體 有機率蘊含的 上限、下限，強烈相依於 </text:span><text:span text:style-name="T7">該&lt;?x&gt;個體 蘊含的 </text:span><text:span text:style-name="T134">上限、下限。</text:span></text:p>
                      <text:list>
                        <text:list-item>
                          <text:p text:style-name="P121"><text:span text:style-name="T7">該&lt;?x&gt;個體 決定、鎖定、拘束，</text:span><text:span text:style-name="T134">該</text:span><text:span text:style-name="T7">&lt;?</text:span><text:span text:style-name="T11">y&gt;個</text:span><text:span text:style-name="T134">體 有機率蘊含的 上限、下限。</text:span></text:p>
                        </text:list-item>
                        <text:list-item>
                          <text:p text:style-name="P122"><text:span text:style-name="T134">明顯例子，假定，</text:span><text:span text:style-name="T7">該&lt;?x&gt;個體 蘊含的 磁場上限</text:span><text:span text:style-name="T134"> 是</text:span><text:span text:style-name="T11"> </text:span><text:span text:style-name="T12">10000（特斯拉）。</text:span></text:p>
                          <text:list>
                            <text:list-item>
                              <text:p text:style-name="P123"><text:span text:style-name="T134">假定，</text:span><text:span text:style-name="T7">該&lt;?x&gt;個體 蘊含的 磁場下限</text:span><text:span text:style-name="T134"> 是</text:span><text:span text:style-name="T11"> </text:span><text:span text:style-name="T14">0</text:span><text:span text:style-name="T12">（特斯拉）。</text:span></text:p>
                            </text:list-item>
                            <text:list-item>
                              <text:p text:style-name="P123"><text:span text:style-name="T12">該&lt;?y&gt;個體 </text:span><text:span text:style-name="T134">有機率蘊含的 </text:span><text:span text:style-name="T7">磁場</text:span><text:span text:style-name="T134">上限、</text:span><text:span text:style-name="T7">磁場</text:span><text:span text:style-name="T134">下限，是 </text:span><text:span text:style-name="T12">10000 </text:span><text:span text:style-name="T13">~ </text:span><text:span text:style-name="T14">0</text:span><text:span text:style-name="T12">（特斯拉）之間。</text:span></text:p>
                              <text:list>
                                <text:list-item>
                                  <text:p text:style-name="P124"><text:span text:style-name="T13">10000</text:span><text:span text:style-name="T16">（特斯拉）</text:span><text:span text:style-name="T27">≥ </text:span><text:span text:style-name="T16">該&lt;?y&gt;個體</text:span><text:span text:style-name="T138">的上限</text:span><text:span text:style-name="T17"> </text:span><text:span text:style-name="T27">≥ </text:span><text:span text:style-name="T16">該&lt;?y&gt;個體</text:span><text:span text:style-name="T138">的下限</text:span><text:span text:style-name="T17"> </text:span><text:span text:style-name="T27">≥ </text:span><text:span text:style-name="T20">0</text:span><text:span text:style-name="T16">（特斯拉）</text:span><text:span text:style-name="T138">。</text:span></text:p>
                                </text:list-item>
                                <text:list-item>
                                  <text:p text:style-name="P125"><text:span text:style-name="T138">明顯例子，</text:span><text:span text:style-name="T16">該&lt;?y&gt;個體 </text:span><text:span text:style-name="T138">蘊含的 </text:span><text:span text:style-name="T18">磁場</text:span><text:span text:style-name="T138">上限 是</text:span><text:span text:style-name="T17"> </text:span><text:span text:style-name="T19">100</text:span><text:span text:style-name="T16">（特斯拉）。</text:span></text:p>
                                </text:list-item>
                                <text:list-item>
                                  <text:p text:style-name="P125"><text:span text:style-name="T138">明顯例子，</text:span><text:span text:style-name="T16">該&lt;?y&gt;個體 </text:span><text:span text:style-name="T138">蘊含的 </text:span><text:span text:style-name="T18">磁場下</text:span><text:span text:style-name="T138">限 是</text:span><text:span text:style-name="T17"> </text:span><text:span text:style-name="T19">10</text:span><text:span text:style-name="T16">（特斯拉）。</text:span></text:p>
                                </text:list-item>
                                <text:list-item>
                                  <text:p text:style-name="P126"><text:span text:style-name="T17">正常狀態，</text:span><text:span text:style-name="T16">該&lt;?y&gt;個體 </text:span><text:span text:style-name="T138">蘊含的 </text:span><text:span text:style-name="T18">磁場，無法高於 該&lt;?</text:span><text:span text:style-name="T22">y</text:span><text:span text:style-name="T18">&gt;個體的 </text:span><text:span text:style-name="T138">上限。</text:span></text:p>
                                </text:list-item>
                                <text:list-item>
                                  <text:p text:style-name="P126"><text:span text:style-name="T17">正常狀態，</text:span><text:span text:style-name="T16">該&lt;?y&gt;個體 </text:span><text:span text:style-name="T138">蘊含的 </text:span><text:span text:style-name="T18">磁場，無法低於 該&lt;?</text:span><text:span text:style-name="T22">y</text:span><text:span text:style-name="T18">&gt;個體的 下</text:span><text:span text:style-name="T138">限。</text:span></text:p>
                                </text:list-item>
                                <text:list-item>
                                  <text:p text:style-name="P127"><text:span text:style-name="T17">假定，</text:span><text:span text:style-name="T16">該&lt;?y&gt;個體 </text:span><text:span text:style-name="T138">蘊含的 </text:span><text:span text:style-name="T18">磁場，在 該&lt;?</text:span><text:span text:style-name="T22">y</text:span><text:span text:style-name="T18">&gt;個體的 </text:span><text:span text:style-name="T138">上限、</text:span><text:span text:style-name="T18">下</text:span><text:span text:style-name="T138">限 範圍之外。</text:span></text:p>
                                  <text:list>
                                    <text:list-item>
                                      <text:p text:style-name="P128"><text:span text:style-name="T16">明顯例子，該&lt;?y&gt;個體 </text:span><text:span text:style-name="T138">蘊含的 </text:span><text:span text:style-name="T18">磁場，高於 該&lt;?</text:span><text:span text:style-name="T22">y</text:span><text:span text:style-name="T18">&gt;個體的 </text:span><text:span text:style-name="T138">上限。</text:span></text:p>
                                    </text:list-item>
                                    <text:list-item>
                                      <text:p text:style-name="P128"><text:span text:style-name="T16">明顯例子，該&lt;?y&gt;個體 </text:span><text:span text:style-name="T138">蘊含的 </text:span><text:span text:style-name="T18">磁場，低於 該&lt;?</text:span><text:span text:style-name="T22">y</text:span><text:span text:style-name="T18">&gt;個體的 下</text:span><text:span text:style-name="T138">限。</text:span></text:p>
                                    </text:list-item>
                                    <text:list-item>
                                      <text:p text:style-name="P188">該&lt;?y&gt;個體 有機率 崩塌、自滅。</text:p>
                                    </text:list-item>
                                  </text:list>
                                </text:list-item>
                                <text:list-item>
                                  <text:p text:style-name="P129"><text:span text:style-name="T17">假定，</text:span><text:span text:style-name="T16">該&lt;?y&gt;個體 </text:span><text:span text:style-name="T138">蘊含的 </text:span><text:span text:style-name="T18">磁場，在 該&lt;?x&gt;個體的 </text:span><text:span text:style-name="T138">上限、</text:span><text:span text:style-name="T18">下</text:span><text:span text:style-name="T138">限 範圍之外。</text:span></text:p>
                                  <text:list>
                                    <text:list-item>
                                      <text:p text:style-name="P189">該&lt;?y&gt;個體 有機率 崩塌、自滅。</text:p>
                                    </text:list-item>
                                    <text:list-item>
                                      <text:p text:style-name="P129"><text:span text:style-name="T16">該&lt;?</text:span><text:span text:style-name="T21">x</text:span><text:span text:style-name="T16">&gt;個體 有機率 崩塌、自滅。</text:span></text:p>
                                      <text:list>
                                        <text:list-item>
                                          <text:p text:style-name="P130"><text:span text:style-name="T16">原因很明顯，該&lt;?x&gt;個體 間接蘊含，該&lt;?y&gt;個體 </text:span><text:span text:style-name="T138">蘊含的 </text:span><text:span text:style-name="T18">磁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<text:span text:style-name="T134">明顯例子，假定，該</text:span><text:span text:style-name="T11">&lt;?x&gt;個體 能夠蘊含 某一特定&lt;?z&gt;個體</text:span><text:span text:style-name="T134">。</text:span></text:p>
                  <text:list>
                    <text:list-item>
                      <text:p text:style-name="P118"><text:span text:style-name="T134">該</text:span><text:span text:style-name="T11">&lt;?y&gt;個體 有機率蘊含 該&lt;?z&gt;</text:span><text:span text:style-name="T134">個體。</text:span></text:p>
                      <text:list>
                        <text:list-item>
                          <text:p text:style-name="P131"><text:span text:style-name="T2">n </text:span><text:span text:style-name="T26">≥ x</text:span><text:span text:style-name="T15"> </text:span><text:span text:style-name="T26">≥ y</text:span><text:span text:style-name="T15"> </text:span><text:span text:style-name="T26">≥ z</text:span><text:span text:style-name="T15"> </text:span><text:span text:style-name="T26">≥ u</text:span><text:span text:style-name="T155">。</text:span></text:p>
                        </text:list-item>
                      </text:list>
                    </text:list-item>
                    <text:list-item>
                      <text:p text:style-name="P132"><text:span text:style-name="T155">明顯例子，假定，該</text:span><text:span text:style-name="T23">&lt;?x&gt;個</text:span><text:span text:style-name="T155">體 是 導電體。</text:span></text:p>
                      <text:list>
                        <text:list-item>
                          <text:p text:style-name="P132"><text:span text:style-name="T155">該</text:span><text:span text:style-name="T23">&lt;?x&gt;個</text:span><text:span text:style-name="T155">體 有機率蘊含 光、電磁波。</text:span></text:p>
                        </text:list-item>
                        <text:list-item>
                          <text:p text:style-name="P133"><text:span text:style-name="T135">該</text:span><text:span text:style-name="T23">&lt;?y&gt;個體 有機率</text:span><text:span text:style-name="T135">蘊含 該</text:span><text:span text:style-name="T25">&lt;?x&gt;個體 的 </text:span><text:span text:style-name="T155">導電體</text:span><text:span text:style-name="T25">特性。</text:span></text:p>
                          <text:list>
                            <text:list-item>
                              <text:p text:style-name="P134"><text:span text:style-name="T135">該</text:span><text:span text:style-name="T23">&lt;?y&gt;個體 </text:span><text:span text:style-name="T24">有機率（也）是 </text:span><text:span text:style-name="T155">導電體。</text:span></text:p>
                            </text:list-item>
                            <text:list-item>
                              <text:p text:style-name="P135"><text:span text:style-name="T136">假定，</text:span><text:span text:style-name="T135">該</text:span><text:span text:style-name="T23">&lt;?y&gt;個體 </text:span><text:span text:style-name="T24">是 </text:span><text:span text:style-name="T155">導電體。</text:span></text:p>
                              <text:list>
                                <text:list-item>
                                  <text:p text:style-name="P135"><text:span text:style-name="T155">該</text:span><text:span text:style-name="T23">&lt;?y&gt;個體 有機率蘊含 </text:span><text:span text:style-name="T155">光、電磁波。</text:span></text:p>
                                </text:list-item>
                              </text:list>
                            </text:list-item>
                            <text:list-item>
                              <text:p text:style-name="P136"><text:span text:style-name="T136">假定，</text:span><text:span text:style-name="T135">該</text:span><text:span text:style-name="T23">&lt;?y&gt;個體 </text:span><text:span text:style-name="T24">是 </text:span><text:span text:style-name="T155">絕緣體。</text:span></text:p>
                              <text:list>
                                <text:list-item>
                                  <text:p text:style-name="P135"><text:span text:style-name="T155">該</text:span><text:span text:style-name="T23">&lt;?y&gt;個體 </text:span><text:span text:style-name="T15">無法</text:span><text:span text:style-name="T23">蘊含 </text:span><text:span text:style-name="T155">光、電磁波。</text:span><text:span text:style-name="T130">（在 該絕緣體的 正常狀態、工作範圍之內 的 </text:span><text:span text:style-name="T131">前提、條件之下</text:span><text:span text:style-name="T130">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7"><text:span text:style-name="T15">明顯例子，假定，</text:span><text:span text:style-name="T137">該</text:span><text:span text:style-name="T15">&lt;?x&gt;個體 無法蘊含 某一特定&lt;?z&gt;個體</text:span><text:span text:style-name="T137">。</text:span></text:p>
                  <text:list>
                    <text:list-item>
                      <text:p text:style-name="P137"><text:span text:style-name="T137">該</text:span><text:span text:style-name="T15">&lt;?y&gt;個體 無法蘊含 該&lt;?z&gt;</text:span><text:span text:style-name="T137">個體。</text:span></text:p>
                    </text:list-item>
                    <text:list-item>
                      <text:p text:style-name="P135"><text:span text:style-name="T155">明顯例子，假定，該</text:span><text:span text:style-name="T23">&lt;?x&gt;個</text:span><text:span text:style-name="T155">體 是 絕緣體。</text:span></text:p>
                      <text:list>
                        <text:list-item>
                          <text:p text:style-name="P135"><text:span text:style-name="T155">該</text:span><text:span text:style-name="T23">&lt;?x&gt;個</text:span><text:span text:style-name="T155">體 </text:span><text:span text:style-name="T15">無法</text:span><text:span text:style-name="T155">蘊含 光、電磁波。</text:span></text:p>
                        </text:list-item>
                        <text:list-item>
                          <text:p text:style-name="P133"><text:span text:style-name="T135">該</text:span><text:span text:style-name="T23">&lt;?y&gt;個體 </text:span><text:span text:style-name="T135">蘊含 該</text:span><text:span text:style-name="T25">&lt;?x&gt;個體 的 </text:span><text:span text:style-name="T23">絕緣體</text:span><text:span text:style-name="T25">特性。</text:span></text:p>
                          <text:list>
                            <text:list-item>
                              <text:p text:style-name="P138"><text:span text:style-name="T155">該</text:span><text:span text:style-name="T23">&lt;?y&gt;個體（也）是 絕緣體。</text:span></text:p>
                              <text:list>
                                <text:list-item>
                                  <text:p text:style-name="P135"><text:span text:style-name="T155">該</text:span><text:span text:style-name="T23">&lt;?y&gt;個體 </text:span><text:span text:style-name="T15">無法</text:span><text:span text:style-name="T23">蘊含 </text:span><text:span text:style-name="T155">光、電磁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波粒二象性"/>波粒二象性<text:bookmark-end text:name="波粒二象性"/></text:p>
          <text:list>
            <text:list-item>
              <text:p text:style-name="P175">力、光 是 &lt;?1&gt;能量。</text:p>
              <text:list>
                <text:list-item>
                  <text:p text:style-name="P175">力 是 動能型能量。</text:p>
                </text:list-item>
                <text:list-item>
                  <text:p text:style-name="P62"><text:span text:style-name="T40">光 是 電能型</text:span><text:span text:style-name="T41">能量。</text:span></text:p>
                </text:list-item>
              </text:list>
            </text:list-item>
            <text:list-item>
              <text:p text:style-name="P175">人類 簡單分類，力 是 能量。</text:p>
              <text:list>
                <text:list-item>
                  <text:p text:style-name="P175">人類 沒有執著於 力，到底是（人類認定的）能量 還是（人類認定的）物體。</text:p>
                </text:list-item>
                <text:list-item>
                  <text:p text:style-name="P175">人類 沒有執著於 力，到底是 波 還是 粒子。</text:p>
                </text:list-item>
                <text:list-item>
                  <text:p text:style-name="P175">人類 假想 力子 的 存在。</text:p>
                </text:list-item>
                <text:list-item>
                  <text:p text:style-name="P175">人類 已經對 力，發展出 縱波、橫波、單力、均勻力、不均勻力、摩擦力、壓力、拉力。</text:p>
                  <text:list>
                    <text:list-item>
                      <text:p text:style-name="P62"><text:span text:style-name="T40">力 在 &lt;?</text:span><text:span text:style-name="T42">a&gt;個體，</text:span><text:span text:style-name="T40">產生 光痕。</text:span></text:p>
                      <text:list>
                        <text:list-item>
                          <text:p text:style-name="P104"><text:span text:style-name="T40">n </text:span><text:span text:style-name="T39">&gt;= a &gt;= u。</text:span></text:p>
                        </text:list-item>
                        <text:list-item>
                          <text:p text:style-name="P178">光痕 是 應力、應變。</text:p>
                        </text:list-item>
                        <text:list-item>
                          <text:p text:style-name="P175">人類 已經 非監督式學習 該現象。</text:p>
                        </text:list-item>
                      </text:list>
                    </text:list-item>
                  </text:list>
                </text:list-item>
                <text:list-item>
                  <text:p text:style-name="P175">力 與 粒子、波。</text:p>
                  <text:list>
                    <text:list-item>
                      <text:p text:style-name="P175">萬有引力、重力波 都是 力。</text:p>
                      <text:list>
                        <text:list-item>
                          <text:p text:style-name="P175">萬有引力 是 力存在 產生的現象。<text:span text:style-name="T122">（明顯例子，作用力與反作用力）</text:span></text:p>
                          <text:list>
                            <text:list-item>
                              <text:p text:style-name="P175">力存在 是 靜態型力、力本身沒有變化、力、力本身、（因為）力（本身）存在。</text:p>
                            </text:list-item>
                          </text:list>
                        </text:list-item>
                        <text:list-item>
                          <text:p text:style-name="P175">重力波 是 力變化 產生的現象。</text:p>
                          <text:list>
                            <text:list-item>
                              <text:p text:style-name="P175">力變化 是 動態型力、力的變化、變化的力、（因為）力（本身）變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力存在，&lt;?<text:span text:style-name="T142">2&gt;個體</text:span> 有機率認定 力 是 粒子。</text:p>
                      <text:list>
                        <text:list-item>
                          <text:p text:style-name="P175">&lt;?<text:span text:style-name="T142">2&gt;個體</text:span> 有機率認定 力 是 單力、力子。</text:p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力變化，&lt;?<text:span text:style-name="T142">2&gt;個體</text:span> 有機率認定 力 是 波。</text:p>
                    </text:list-item>
                    <text:list-item>
                      <text:p text:style-name="P175">&lt;?<text:span text:style-name="T142">2&gt;個體</text:span> 有機率無法分辨 力存在、力變化。</text:p>
                      <text:list>
                        <text:list-item>
                          <text:p text:style-name="P175">&lt;?<text:span text:style-name="T142">2&gt;個體</text:span> 有機率把 力存在、力變化 混合在一起。</text:p>
                          <text:list>
                            <text:list-item>
                              <text:p text:style-name="P175">&lt;?<text:span text:style-name="T142">2&gt;個體</text:span> 有機率認定 力存在、力變化 不是不同 個體、存在、狀態、本質。</text:p>
                            </text:list-item>
                            <text:list-item>
                              <text:p text:style-name="P175">&lt;?<text:span text:style-name="T142">2&gt;個體</text:span> 有機率認定 力存在、力變化 是相同 個體、存在、狀態、本質、現象。</text:p>
                              <text:list>
                                <text:list-item>
                                  <text:p text:style-name="P175">原因很明顯，&lt;?<text:span text:style-name="T142">2&gt;個體</text:span> 的 本能、傳承 還不夠高。</text:p>
                                  <text:list>
                                    <text:list-item>
                                      <text:p text:style-name="P175">觀測的解析度 有機率 不夠高。</text:p>
                                    </text:list-item>
                                    <text:list-item>
                                      <text:p text:style-name="P175">&lt;?<text:span text:style-name="T142">2&gt;個體 </text:span>無法取得（力存在、力變化 顯性特徵 的）差異點。</text:p>
                                    </text:list-item>
                                    <text:list-item>
                                      <text:p text:style-name="P175">&lt;?<text:span text:style-name="T142">2&gt;個體 沒有 感測到、認知到 差異點，自然而然 認定是 相同 個體。</text:span>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只會蘊含</text:span> 力存在。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</text:span>不會<text:span text:style-name="T143">蘊含 </text:span>力變化。</text:p>
                                      <text:list>
                                        <text:list-item>
                                          <text:p text:style-name="P175">&lt;?<text:span text:style-name="T142">2&gt;個體 </text:span>有機率認定 不存在力變化、力不存在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力 是 動能型個體。</text:p>
                            </text:list-item>
                            <text:list-item>
                              <text:p text:style-name="P175">力存在 是（人類認定<text:span text:style-name="T143">的</text:span>）粒子。</text:p>
                              <text:list>
                                <text:list-item>
                                  <text:p text:style-name="P191"><text:span text:style-name="T28">力存在（本身）作用在 &lt;?</text:span><text:span text:style-name="T29">x</text:span><text:span text:style-name="T30">&gt;個體。</text:span></text:p>
                                  <text:list>
                                    <text:list-item>
                                      <text:p text:style-name="P179">n &gt; <text:span text:style-name="T144">x</text:span> &gt; u。</text:p>
                                    </text:list-item>
                                    <text:list-item>
                                      <text:p text:style-name="P175">力存在 是 &lt;?<text:span text:style-name="T144">x&gt;個體 蘊含的 力存在。</text:span></text:p>
                                    </text:list-item>
                                    <text:list-item>
                                      <text:p text:style-name="P175">力存在、&lt;?<text:span text:style-name="T144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力變化 是（人類認定<text:span text:style-name="T143">的</text:span>）波。</text:p>
                              <text:list>
                                <text:list-item>
                                  <text:p text:style-name="P175">力變化（本身）作用在 &lt;?<text:span text:style-name="T144">x&gt;個體。</text:span></text:p>
                                  <text:list>
                                    <text:list-item>
                                      <text:p text:style-name="P175">力變化 是 &lt;?<text:span text:style-name="T144">x&gt;個體 蘊含的 力</text:span>變化<text:span text:style-name="T145">。</text:span></text:p>
                                    </text:list-item>
                                    <text:list-item>
                                      <text:p text:style-name="P175">力變化、&lt;?<text:span text:style-name="T144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5">&lt;?<text:span text:style-name="T142">2&gt;個體</text:span> 有機率認定 力 有 波粒二象性。</text:p>
                          <text:list>
                            <text:list-item>
                              <text:p text:style-name="P175">原因很明顯，&lt;?<text:span text:style-name="T142">2&gt;個體</text:span> 的 本能、傳承 有機率 還不夠高。</text:p>
                              <text:list>
                                <text:list-item>
                                  <text:p text:style-name="P191"><text:span text:style-name="T28">&lt;?</text:span><text:span text:style-name="T31">2&gt;個體 </text:span><text:span text:style-name="T28">無法 觀測、認知、分辨、</text:span><text:span text:style-name="T32">分類、</text:span><text:span text:style-name="T28">命名、描述 力存在、力變化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力、力變化、力變化變化、力變化變化變化、力變化變化變化變化 是 力。</text:p>
                    </text:list-item>
                    <text:list-item>
                      <text:p text:style-name="P175">力 有機率 靜止不動。</text:p>
                      <text:list>
                        <text:list-item>
                          <text:p text:style-name="P175">靜止不動 是 存在、蘊含宗量、維持不動、頻率是零。</text:p>
                        </text:list-item>
                        <text:list-item>
                          <text:p text:style-name="P175">明顯例子，力存在（本身）、摩擦力。</text:p>
                        </text:list-item>
                      </text:list>
                    </text:list-item>
                    <text:list-item>
                      <text:p text:style-name="P176">&lt;?<text:span text:style-name="T152">2&gt;個體 有機率發現 力存在、力變化 的 絕緣體。</text:span></text:p>
                      <text:list>
                        <text:list-item>
                          <text:p text:style-name="P176">&lt;?<text:span text:style-name="T152">2&gt;個體 有機率發現 萬有引力、重力波 的 絕緣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人類 沒有 簡單分類，光 是 能量。</text:p>
              <text:list>
                <text:list-item>
                  <text:p text:style-name="P175">人類 執著於 光，到底是（人類認定的）能量 還是（人類認定的）物體。</text:p>
                </text:list-item>
                <text:list-item>
                  <text:p text:style-name="P175">人類 執著於 光，到底是 波 還是 粒子。</text:p>
                </text:list-item>
                <text:list-item>
                  <text:p text:style-name="P175">人類 假想、認定 光子 的 存在。</text:p>
                </text:list-item>
                <text:list-item>
                  <text:p text:style-name="P175">人類 有機率對 光，發展出 縱波、橫波、單光、均勻光、不均勻光、摩擦光、壓光、拉光。</text:p>
                  <text:list>
                    <text:list-item>
                      <text:p text:style-name="P62"><text:span text:style-name="T40">光 在 &lt;?</text:span><text:span text:style-name="T42">a&gt;個體，</text:span><text:span text:style-name="T40">產生 光痕。</text:span></text:p>
                      <text:list>
                        <text:list-item>
                          <text:p text:style-name="P175">n &gt;= a &gt;= u。</text:p>
                        </text:list-item>
                        <text:list-item>
                          <text:p text:style-name="P175">人類 有機率 非監督式學習 該現象。</text:p>
                        </text:list-item>
                      </text:list>
                    </text:list-item>
                  </text:list>
                </text:list-item>
                <text:list-item>
                  <text:p text:style-name="P175">光 與 粒子、波。</text:p>
                  <text:list>
                    <text:list-item>
                      <text:p text:style-name="P175">光存在、光變化 都是 光。</text:p>
                      <text:list>
                        <text:list-item>
                          <text:p text:style-name="P175">光存在 是 靜態型光、光本身沒有變化、光、光本身、（因為）光（本身）存在。</text:p>
                        </text:list-item>
                        <text:list-item>
                          <text:p text:style-name="P175">光變化 是 動態型光、光的變化、變化的光、（因為）光（本身）變化。</text:p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光存在，&lt;?<text:span text:style-name="T142">2&gt;個體</text:span> 有機率認定 光 是 粒子。</text:p>
                      <text:list>
                        <text:list-item>
                          <text:p text:style-name="P191"><text:span text:style-name="T28">&lt;?</text:span><text:span text:style-name="T31">2&gt;個體</text:span><text:span text:style-name="T28"> 有機率認定 光 是 單光、光子。</text:span><text:span text:style-name="T123">（陽光、水中月、海市蜃樓、光電效應）</text:span></text:p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光變化，&lt;?<text:span text:style-name="T142">2&gt;個體</text:span> 有機率認定 光 是 波。</text:p>
                    </text:list-item>
                    <text:list-item>
                      <text:p text:style-name="P175">&lt;?<text:span text:style-name="T142">2&gt;個體</text:span> 有機率無法分辨 光存在、光變化。</text:p>
                      <text:list>
                        <text:list-item>
                          <text:p text:style-name="P175">&lt;?<text:span text:style-name="T142">2&gt;個體</text:span> 有機率把 光存在、光變化 混合在一起。</text:p>
                          <text:list>
                            <text:list-item>
                              <text:p text:style-name="P175">&lt;?<text:span text:style-name="T142">2&gt;個體</text:span> 有機率認定 光存在、光變化 不是不同 個體、存在、狀態、本質。</text:p>
                            </text:list-item>
                            <text:list-item>
                              <text:p text:style-name="P175">&lt;?<text:span text:style-name="T142">2&gt;個體</text:span> 有機率認定 光存在、光變化 是相同 個體、存在、狀態、本質、現象。</text:p>
                              <text:list>
                                <text:list-item>
                                  <text:p text:style-name="P175">原因很明顯，&lt;?<text:span text:style-name="T142">2&gt;個體</text:span> 的 本能、傳承 還不夠高。</text:p>
                                  <text:list>
                                    <text:list-item>
                                      <text:p text:style-name="P175">觀測的解析度 有機率 不夠高。</text:p>
                                    </text:list-item>
                                    <text:list-item>
                                      <text:p text:style-name="P175">&lt;?<text:span text:style-name="T142">2&gt;個體 </text:span>無法取得（光存在、光變化 顯性特徵 的）差異點。</text:p>
                                    </text:list-item>
                                    <text:list-item>
                                      <text:p text:style-name="P175">&lt;?<text:span text:style-name="T142">2&gt;個體 沒有 感測到、認知到 差異點，自然而然 認定是 相同 個體。</text:span>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只會蘊含</text:span> 光存在。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</text:span>不會<text:span text:style-name="T143">蘊含 </text:span>光變化。</text:p>
                                      <text:list>
                                        <text:list-item>
                                          <text:p text:style-name="P175">&lt;?<text:span text:style-name="T142">2&gt;個體 </text:span>有機率認定 不存在光變化、光不存在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光 是 電能型個體。</text:p>
                            </text:list-item>
                            <text:list-item>
                              <text:p text:style-name="P175">光存在 是（人類認定<text:span text:style-name="T143">的</text:span>）粒子。</text:p>
                              <text:list>
                                <text:list-item>
                                  <text:p text:style-name="P175">光存在（本身）作用在 &lt;?<text:span text:style-name="T146">x&gt;個體。</text:span></text:p>
                                  <text:list>
                                    <text:list-item>
                                      <text:p text:style-name="P179">n &gt; <text:span text:style-name="T146">x</text:span> &gt; u。</text:p>
                                    </text:list-item>
                                    <text:list-item>
                                      <text:p text:style-name="P175">光存在 是 &lt;?<text:span text:style-name="T146">x&gt;個體 蘊含的 </text:span>光<text:span text:style-name="T145">存在。</text:span></text:p>
                                    </text:list-item>
                                    <text:list-item>
                                      <text:p text:style-name="P175">光存在、&lt;?<text:span text:style-name="T146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光變化 是（人類認定<text:span text:style-name="T143">的</text:span>）波。</text:p>
                              <text:list>
                                <text:list-item>
                                  <text:p text:style-name="P175">光變化（本身）作用在 &lt;?<text:span text:style-name="T146">x&gt;個體。</text:span></text:p>
                                  <text:list>
                                    <text:list-item>
                                      <text:p text:style-name="P175">光變化 是 &lt;?<text:span text:style-name="T146">x&gt;個體 蘊含的 </text:span>光變化<text:span text:style-name="T145">。</text:span></text:p>
                                    </text:list-item>
                                    <text:list-item>
                                      <text:p text:style-name="P175">光變化、&lt;?<text:span text:style-name="T146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5">&lt;?<text:span text:style-name="T142">2&gt;個體</text:span> 有機率認定 光 有 波粒二象性。</text:p>
                          <text:list>
                            <text:list-item>
                              <text:p text:style-name="P175">原因很明顯，&lt;?<text:span text:style-name="T142">2&gt;個體</text:span> 的 本能、傳承 有機率 還不夠高。</text:p>
                              <text:list>
                                <text:list-item>
                                  <text:p text:style-name="P175">&lt;?<text:span text:style-name="T142">2&gt;個體 </text:span>無法 觀測、認知、分辨、<text:span text:style-name="T147">分類、</text:span>命名、描述 光存在、光變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光、光變化、光變化變化、光變化變化變化、光變化變化變化變化 是 光。</text:p>
                    </text:list-item>
                    <text:list-item>
                      <text:p text:style-name="P175">光 有機率 靜止不動。</text:p>
                      <text:list>
                        <text:list-item>
                          <text:p text:style-name="P175">靜止不動 是 存在、蘊含宗量、維持不動、頻率是零。</text:p>
                        </text:list-item>
                        <text:list-item>
                          <text:p text:style-name="P175">明顯例子，光存在（本身）、摩擦光。</text:p>
                        </text:list-item>
                      </text:list>
                    </text:list-item>
                    <text:list-item>
                      <text:p text:style-name="P177">&lt;?<text:span text:style-name="T152">2&gt;個體 有機率發現 光存在、光變化 的 絕緣體。</text:span></text:p>
                      <text:list>
                        <text:list-item>
                          <text:p text:style-name="P177">&lt;?<text:span text:style-name="T152">2&gt;個體 有機率發現 光本身、電磁波 的 絕緣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&lt;?<text:span text:style-name="T148">2&gt;個體 有機率</text:span>無法分辨 光存在、光變化<text:span text:style-name="T148">。</text:span></text:p>
              <text:list>
                <text:list-item>
                  <text:p text:style-name="P175">&lt;_?<text:span text:style-name="T149">3_&gt;個體 蘊含 </text:span>光存在、光變化<text:span text:style-name="T148">。</text:span><text:span text:style-name="T129">（&lt;?a&gt;個體 有機率蘊含 光存在、光變化，n&gt;=a&gt;u）</text:span></text:p>
                </text:list-item>
                <text:list-item>
                  <text:p text:style-name="P180">該個體 有機率要修正 一切。</text:p>
                  <text:list>
                    <text:list-item>
                      <text:p text:style-name="P180">一切 是 過去、當下、未來 的 觀測、紀錄、認知、非監督式學習、數學模型、世界觀。</text:p>
                    </text:list-item>
                  </text:list>
                </text:list-item>
              </text:list>
            </text:list-item>
            <text:list-item>
              <text:p text:style-name="P175">&lt;?<text:span text:style-name="T148">2&gt;個體 有機率</text:span>認定 光速 是 常數、剛體、永恆不變，</text:p>
              <text:list>
                <text:list-item>
                  <text:p text:style-name="P175">光速 強烈相依於 &lt;_?<text:span text:style-name="T149">3_&gt;個體 的 材料特性、導電特性。</text:span><text:span text:style-name="T129">（極端相依於&lt;?a&gt;個體，n&gt;=a&gt;u）</text:span></text:p>
                  <text:list>
                    <text:list-item>
                      <text:p text:style-name="P175">導電特性 是 導電磁波特性、導光特性。</text:p>
                    </text:list-item>
                  </text:list>
                </text:list-item>
                <text:list-item>
                  <text:p text:style-name="P180">該個體 有機率要修正 一切。</text:p>
                </text:list-item>
              </text:list>
            </text:list-item>
          </text:list>
        </text:list-item>
        <text:list-item>
          <text:p text:style-name="P35"><text:bookmark-start text:name="電子"/>電子<text:bookmark-end text:name="電子"/></text:p>
          <text:list>
            <text:list-item>
              <text:p text:style-name="P175">電子 是 &lt;?<text:span text:style-name="T150">2&gt;個體。</text:span></text:p>
            </text:list-item>
            <text:list-item>
              <text:p text:style-name="P175">電子 與 湮滅現象。</text:p>
              <text:list>
                <text:list-item>
                  <text:p text:style-name="P175">電子、正電子 相碰，產生 湮滅現象。</text:p>
                  <text:list>
                    <text:list-item>
                      <text:p text:style-name="P175">電子、正電子 相碰，產生 互相湮滅 的 現象。</text:p>
                    </text:list-item>
                    <text:list-item>
                      <text:p text:style-name="P175">電子、正電子 相碰，產生 光。</text:p>
                    </text:list-item>
                  </text:list>
                </text:list-item>
                <text:list-item>
                  <text:p text:style-name="P175">湮滅現象 是 &lt;?<text:span text:style-name="T150">2&gt;、&lt;?1&gt; 宗量層級轉換。</text:span></text:p>
                  <text:list>
                    <text:list-item>
                      <text:p text:style-name="P181">宗量層級轉換 是 能量層級轉換、儲量層級轉換、質能轉換。</text:p>
                      <text:list>
                        <text:list-item>
                          <text:p text:style-name="P181">&lt;?a&gt;、&lt;?a-1&gt; 宗量層級轉換。</text:p>
                        </text:list-item>
                        <text:list-item>
                          <text:p text:style-name="P181">&lt;?a&gt;個體 <text:span text:style-name="T161">↔</text:span> &lt;?a-1&gt;個體。</text:p>
                        </text:list-item>
                        <text:list-item>
                          <text:p text:style-name="P181">&lt;?a&gt;個體 <text:span text:style-name="T161">↔</text:span> &lt;?b&gt;個體。</text:p>
                          <text:list>
                            <text:list-item>
                              <text:p text:style-name="P182">a 有機率大於 b。</text:p>
                            </text:list-item>
                            <text:list-item>
                              <text:p text:style-name="P182">a 有機率等於 b。</text:p>
                            </text:list-item>
                            <text:list-item>
                              <text:p text:style-name="P182">a 有機率小於 b。</text:p>
                            </text:list-item>
                            <text:list-item>
                              <text:p text:style-name="P191"><text:span text:style-name="T33">a 有機率等於</text:span><text:span text:style-name="T34"> </text:span><text:span text:style-name="T33">b </text:span><text:span text:style-name="T34">+ </text:span><text:span text:style-name="T35">0</text:span><text:span text:style-name="T33">。</text:span></text:p>
                            </text:list-item>
                            <text:list-item>
                              <text:p text:style-name="P191"><text:span text:style-name="T33">a 有機率等於</text:span><text:span text:style-name="T34"> </text:span><text:span text:style-name="T33">b </text:span><text:span text:style-name="T34">+ 1</text:span><text:span text:style-name="T33">。</text:span></text:p>
                            </text:list-item>
                            <text:list-item>
                              <text:p text:style-name="P191"><text:span text:style-name="T33">a 有機率等於</text:span><text:span text:style-name="T34"> </text:span><text:span text:style-name="T33">b </text:span><text:span text:style-name="T34">+ 2</text:span><text:span text:style-name="T33">。</text:span></text:p>
                            </text:list-item>
                            <text:list-item>
                              <text:p text:style-name="P183">（以此類推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<text:span text:style-name="T150">e=mc^2 是 </text:span>&lt;?<text:span text:style-name="T150">2&gt;、&lt;?1&gt; 宗量層級轉換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bookmark-start text:name="包立不相容原理"/>包立不相容原理<text:bookmark-end text:name="包立不相容原理"/></text:p>
          <text:list>
            <text:list-item>
              <text:p text:style-name="P184">明顯例子，穩態，（帶有一模一樣的宗量的、同一原子軌域的）兩個電子，自旋方向 相反。</text:p>
              <text:list>
                <text:list-item>
                  <text:p text:style-name="P184">暫態，兩個電子 有機率同時 右旋。</text:p>
                </text:list-item>
                <text:list-item>
                  <text:p text:style-name="P184">暫態，兩個電子 有機率同時 左旋。</text:p>
                </text:list-item>
                <text:list-item>
                  <text:p text:style-name="P184">暫態，兩個電子 有機率自旋方向 相反。</text:p>
                </text:list-item>
                <text:list-item>
                  <text:p text:style-name="P184">暫態，兩個電子 有機率自旋夾角 不是<text:span text:style-name="T151">180度顛倒</text:span>。</text:p>
                </text:list-item>
                <text:list-item>
                  <text:p text:style-name="P184">穩態，兩個電子 不會同時 右旋。</text:p>
                </text:list-item>
                <text:list-item>
                  <text:p text:style-name="P184">穩態，兩個電子 不會同時 左旋。</text:p>
                </text:list-item>
                <text:list-item>
                  <text:p text:style-name="P184">穩態，兩個電子 自旋方向 相反。</text:p>
                </text:list-item>
                <text:list-item>
                  <text:p text:style-name="P184">穩態，兩個電子 自旋夾角 是<text:span text:style-name="T151">180度顛倒</text:span>。</text:p>
                </text:list-item>
                <text:list-item>
                  <text:p text:style-name="P184">電子 自旋 自然而然 形成 磁棒。</text:p>
                  <text:list>
                    <text:list-item>
                      <text:p text:style-name="P184">磁棒 等效於 磁鐵。</text:p>
                    </text:list-item>
                  </text:list>
                </text:list-item>
                <text:list-item>
                  <text:p text:style-name="P36">自旋方向 相反 的 兩個電子，形成 封閉、完整 磁場、串聯型磁圈。</text:p>
                </text:list-item>
              </text:list>
            </text:list-item>
            <text:list-item>
              <text:p text:style-name="P184">明顯例子，穩態，（帶有一模一樣的宗量的）磁鐵兩端，磁極方向 相反。</text:p>
              <text:list>
                <text:list-item>
                  <text:p text:style-name="P184">磁鐵兩端 不會同時 帶S極。</text:p>
                </text:list-item>
                <text:list-item>
                  <text:p text:style-name="P184">磁鐵兩端 不會同時 帶N極。</text:p>
                </text:list-item>
              </text:list>
            </text:list-item>
          </text:list>
        </text:list-item>
        <text:list-item>
          <text:p text:style-name="P105"><text:bookmark-start text:name="費米子 與 玻色子"/><text:span text:style-name="T94">費米子 與 玻色子</text:span><text:bookmark-end text:name="費米子 與 玻色子"/><text:span text:style-name="T124">（人類 命名、描述、認定 的 標準模型）</text:span></text:p>
          <text:list>
            <text:list-item>
              <text:p text:style-name="P184">費米子</text:p>
              <text:list>
                <text:list-item>
                  <text:p text:style-name="P184">六種 夸克。</text:p>
                  <text:list>
                    <text:list-item>
                      <text:p text:style-name="P108"><text:span text:style-name="T43">夸克 </text:span><text:span text:style-name="T39">有機率</text:span><text:span text:style-name="T43">是 &lt;?</text:span><text:span text:style-name="T44">2</text:span><text:span text:style-name="T45">&gt;個體。</text:span></text:p>
                    </text:list-item>
                    <text:list-item>
                      <text:p text:style-name="P184">上夸克、魅夸克、頂夸克。</text:p>
                    </text:list-item>
                    <text:list-item>
                      <text:p text:style-name="P184">下夸克、奇夸克、底夸克。</text:p>
                    </text:list-item>
                  </text:list>
                </text:list-item>
                <text:list-item>
                  <text:p text:style-name="P184">六種 輕子。</text:p>
                  <text:list>
                    <text:list-item>
                      <text:p text:style-name="P105"><text:span text:style-name="T46">帶電</text:span><text:span text:style-name="T39">輕子</text:span><text:span text:style-name="T46">：電子、緲子、陶子。</text:span></text:p>
                      <text:list>
                        <text:list-item>
                          <text:p text:style-name="P105"><text:span text:style-name="T46">帶電</text:span><text:span text:style-name="T39">輕子</text:span><text:span text:style-name="T46"> 有機率是 </text:span><text:span text:style-name="T39">&lt;?</text:span><text:span text:style-name="T44">2</text:span><text:span text:style-name="T45">&gt;</text:span><text:span text:style-name="T95">個體。</text:span></text:p>
                        </text:list-item>
                      </text:list>
                    </text:list-item>
                    <text:list-item>
                      <text:p text:style-name="P105"><text:span text:style-name="T46">中性</text:span><text:span text:style-name="T39">輕子</text:span><text:span text:style-name="T46">：電微中子、緲微中子、陶微中子。</text:span></text:p>
                      <text:list>
                        <text:list-item>
                          <text:p text:style-name="P105"><text:span text:style-name="T46">中性</text:span><text:span text:style-name="T39">輕子</text:span><text:span text:style-name="T46"> 有機率是 </text:span><text:span text:style-name="T45">生物電流型&lt;?</text:span><text:span text:style-name="T47">2&gt;</text:span><text:span text:style-name="T45">個體。</text:span></text:p>
                          <text:list>
                            <text:list-item>
                              <text:p text:style-name="P105"><text:span text:style-name="T46">中性</text:span><text:span text:style-name="T39">輕子 是 </text:span><text:span text:style-name="T46">微中子。</text:span></text:p>
                            </text:list-item>
                            <text:list-item>
                              <text:p text:style-name="P105"><text:span text:style-name="T45">生物電流型&lt;?</text:span><text:span text:style-name="T47">2&gt;</text:span><text:span text:style-name="T45">個體 是 某一特定類型&lt;?</text:span><text:span text:style-name="T47">2&gt;</text:span><text:span text:style-name="T45">個體。</text:span></text:p>
                              <text:list>
                                <text:list-item>
                                  <text:p text:style-name="P185">本書 暫時命名、暫稱，人類 認定的 個體、宇宙、世界觀，是 動能型個體。</text:p>
                                </text:list-item>
                                <text:list-item>
                                  <text:p text:style-name="P105"><text:span text:style-name="T45">本書 暫時命名、暫稱、代稱，</text:span><text:span text:style-name="T46">微中子 </text:span><text:span text:style-name="T48">是 </text:span><text:span text:style-name="T45">生物電流型個體。</text:span></text:p>
                                </text:list-item>
                                <text:list-item>
                                  <text:p text:style-name="P192"><text:span text:style-name="T116">動能型個體、生物電流型個體 </text:span><text:span text:style-name="T117">無法直接 </text:span><text:span text:style-name="T116">感測、觀測、認知、交互作用。</text:span></text:p>
                                </text:list-item>
                                <text:list-item>
                                  <text:p text:style-name="P192"><text:span text:style-name="T116">動能型個體、生物電流型個體 有機率間接</text:span><text:span text:style-name="T117"> </text:span><text:span text:style-name="T116">感測、觀測、認知、交互作用。</text:span></text:p>
                                </text:list-item>
                                <text:list-item>
                                  <text:p text:style-name="P117">明顯例子，人類個體 的 神經 同時 蘊含 動能、生物電流、化學反應。</text:p>
                                </text:list-item>
                                <text:list-item>
                                  <text:p text:style-name="P192"><text:span text:style-name="T116">明顯例子，人類個體 的 動能、生物電流 </text:span><text:span text:style-name="T117">無法直接 </text:span><text:span text:style-name="T116">感測、觀測、認知。</text:span></text:p>
                                </text:list-item>
                                <text:list-item>
                                  <text:p text:style-name="P37">明顯例子，生物電流 高強度通過 肌肉個體，造成 抽搐，產生、改變 動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玻色子</text:p>
              <text:list>
                <text:list-item>
                  <text:p text:style-name="P108"><text:span text:style-name="T39">四種 </text:span><text:span text:style-name="T96">規範玻色子。</text:span></text:p>
                  <text:list>
                    <text:list-item>
                      <text:p text:style-name="P108"><text:span text:style-name="T96">膠子</text:span><text:span text:style-name="T43"> 是 </text:span><text:span text:style-name="T96">強相互作用的媒介粒子。</text:span></text:p>
                      <text:list>
                        <text:list-item>
                          <text:p text:style-name="P108"><text:span text:style-name="T96">膠子 </text:span><text:span text:style-name="T39">有機率</text:span><text:span text:style-name="T96">是 </text:span><text:span text:style-name="T43">&lt;?</text:span><text:span text:style-name="T49">2</text:span><text:span text:style-name="T45">&gt;</text:span><text:span text:style-name="T95">個體。</text:span></text:p>
                        </text:list-item>
                        <text:list-item>
                          <text:p text:style-name="P108"><text:span text:style-name="T96">膠子 </text:span><text:span text:style-name="T39">有機率</text:span><text:span text:style-name="T96">是 </text:span><text:span text:style-name="T43">&lt;?</text:span><text:span text:style-name="T45">1&gt;</text:span><text:span text:style-name="T95">個體。</text:span></text:p>
                        </text:list-item>
                        <text:list-item>
                          <text:p text:style-name="P38">四大基本力之一，弱核力。</text:p>
                        </text:list-item>
                      </text:list>
                    </text:list-item>
                    <text:list-item>
                      <text:p text:style-name="P108"><text:span text:style-name="T96">光子</text:span><text:span text:style-name="T43"> 是 </text:span><text:span text:style-name="T96">電磁相互作用的媒介粒子。</text:span></text:p>
                      <text:list>
                        <text:list-item>
                          <text:p text:style-name="P108"><text:span text:style-name="T96">光 是</text:span><text:span text:style-name="T43"> &lt;?</text:span><text:span text:style-name="T45">1&gt;</text:span><text:span text:style-name="T95">個體。</text:span></text:p>
                        </text:list-item>
                        <text:list-item>
                          <text:p text:style-name="P39">四大基本力之二，電磁力。</text:p>
                        </text:list-item>
                      </text:list>
                    </text:list-item>
                    <text:list-item>
                      <text:p text:style-name="P108"><text:span text:style-name="T43">W玻色</text:span><text:span text:style-name="T96">子</text:span><text:span text:style-name="T43"> 是 </text:span><text:span text:style-name="T96">弱相互作用的媒介粒子。</text:span></text:p>
                      <text:list>
                        <text:list-item>
                          <text:p text:style-name="P108"><text:span text:style-name="T43">W玻色</text:span><text:span text:style-name="T96">子 </text:span><text:span text:style-name="T43">有機率</text:span><text:span text:style-name="T96">是 </text:span><text:span text:style-name="T43">&lt;?</text:span><text:span text:style-name="T49">2</text:span><text:span text:style-name="T45">&gt;</text:span><text:span text:style-name="T95">個體。</text:span></text:p>
                        </text:list-item>
                        <text:list-item>
                          <text:p text:style-name="P39">四大基本力之三，強核力。</text:p>
                        </text:list-item>
                      </text:list>
                    </text:list-item>
                    <text:list-item>
                      <text:p text:style-name="P108"><text:span text:style-name="T43">Z玻</text:span><text:span text:style-name="T96">色子</text:span><text:span text:style-name="T43"> 是 </text:span><text:span text:style-name="T96">弱相互作用的媒介粒子。</text:span></text:p>
                      <text:list>
                        <text:list-item>
                          <text:p text:style-name="P191"><text:span text:style-name="T36">Z玻色</text:span><text:span text:style-name="T118">子 </text:span><text:span text:style-name="T36">有機率</text:span><text:span text:style-name="T118">是 </text:span><text:span text:style-name="T36">&lt;?</text:span><text:span text:style-name="T37">2</text:span><text:span text:style-name="T38">&gt;</text:span><text:span text:style-name="T119">個體。</text:span></text:p>
                        </text:list-item>
                        <text:list-item>
                          <text:p text:style-name="P39">四大基本力之三，強核力。</text:p>
                        </text:list-item>
                      </text:list>
                    </text:list-item>
                  </text:list>
                </text:list-item>
                <text:list-item>
                  <text:p text:style-name="P36">一種 純量玻色子。</text:p>
                  <text:list>
                    <text:list-item>
                      <text:p text:style-name="P105"><text:span text:style-name="T50">希格斯</text:span><text:span text:style-name="T39">玻色子。</text:span></text:p>
                      <text:list>
                        <text:list-item>
                          <text:p text:style-name="P105"><text:span text:style-name="T50">希格斯</text:span><text:span text:style-name="T39">玻色子</text:span><text:span text:style-name="T94"> </text:span><text:span text:style-name="T39">有機率</text:span><text:span text:style-name="T94">是 </text:span><text:span text:style-name="T39">&lt;?</text:span><text:span text:style-name="T51">2</text:span><text:span text:style-name="T45">&gt;</text:span><text:span text:style-name="T95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<text:span text:style-name="T45">（人類認定的）引力子 </text:span><text:span text:style-name="T94">是 </text:span><text:span text:style-name="T45">&lt;?</text:span><text:span text:style-name="T52">3&gt;個體</text:span><text:span text:style-name="T97">。</text:span></text:p>
              <text:list>
                <text:list-item>
                  <text:p text:style-name="P106"><text:span text:style-name="T95">四大基本力之四，</text:span><text:span text:style-name="T97">引力。</text:span></text:p>
                </text:list-item>
                <text:list-item>
                  <text:p text:style-name="P107"><text:span text:style-name="T95">（人類認定的）四大基本力的 本質 是</text:span><text:span text:style-name="T45"> &lt;_?</text:span><text:span text:style-name="T53">3_&gt;</text:span><text:span text:style-name="T98">個體、空間個體、材料特性、密度。</text:span></text:p>
                  <text:list>
                    <text:list-item>
                      <text:p text:style-name="P107"><text:span text:style-name="T95">（人類認定的）大統一理論、萬有理論 的 本質 是</text:span><text:span text:style-name="T45"> </text:span><text:span text:style-name="T98">&lt;</text:span><text:span text:style-name="T56">_?a_</text:span><text:span text:style-name="T99">&gt;個體</text:span><text:span text:style-name="T98">（本身）。</text:span></text:p>
                      <text:list>
                        <text:list-item>
                          <text:p text:style-name="P109"><text:span text:style-name="T53">n </text:span><text:span text:style-name="T39">&gt;= a &gt;= u</text:span><text:span text:style-name="T94">。</text:span></text:p>
                        </text:list-item>
                      </text:list>
                    </text:list-item>
                    <text:list-item>
                      <text:p text:style-name="P110"><text:span text:style-name="T95">明顯例子，（人類認定的）大統一理論、萬有理論 的 本質 是</text:span><text:span text:style-name="T45"> &lt;_?</text:span><text:span text:style-name="T54">3_&gt;個體（本身）。</text:span></text:p>
                      <text:list>
                        <text:list-item>
                          <text:p text:style-name="P111"><text:span text:style-name="T45">&lt;_?</text:span><text:span text:style-name="T54">3_&gt;個體 蘊含</text:span><text:span text:style-name="T95">（人類認定的）一切。</text:span></text:p>
                          <text:list>
                            <text:list-item>
                              <text:p text:style-name="P111"><text:span text:style-name="T94">（人類</text:span><text:span text:style-name="T95">認定的）一切 是 宇宙、光、力、物理定律、化學反應、幾何形狀、空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<text:span text:style-name="T45">明顯例子，（人類認定的）大統一理論、萬有理論 的 本質 是 &lt;_?</text:span><text:span text:style-name="T55">4</text:span><text:span text:style-name="T54">_&gt;個體（本身）。</text:span></text:p>
                      <text:list>
                        <text:list-item>
                          <text:p text:style-name="P112"><text:span text:style-name="T45">&lt;_?</text:span><text:span text:style-name="T55">4</text:span><text:span text:style-name="T54">_&gt;個體 蘊含 </text:span><text:span text:style-name="T45">&lt;_?</text:span><text:span text:style-name="T54">3_&gt;個體。</text:span><text:span text:style-name="T125">（</text:span><text:span text:style-name="T126">&lt;_?</text:span><text:span text:style-name="T127">4</text:span><text:span text:style-name="T125">_&gt;個體蘊含</text:span><text:span text:style-name="T126">&lt;_?</text:span><text:span text:style-name="T125">3_&gt;個體、其他&lt;?</text:span><text:span text:style-name="T128">3_~u&gt;個體</text:span><text:span text:style-name="T125">）</text:span></text:p>
                        </text:list-item>
                        <text:list-item>
                          <text:p text:style-name="P113"><text:span text:style-name="T45">&lt;_?</text:span><text:span text:style-name="T55">4</text:span><text:span text:style-name="T54">_&gt;個體 是 </text:span><text:span text:style-name="T45">&lt;_?</text:span><text:span text:style-name="T54">3_&gt;個體的 外在環境</text:span><text:span text:style-name="T45">。</text:span></text:p>
                        </text:list-item>
                        <text:list-item>
                          <text:p text:style-name="P113"><text:span text:style-name="T45">&lt;_?</text:span><text:span text:style-name="T55">4</text:span><text:span text:style-name="T54">_&gt;個體的 內部機制 是 </text:span><text:span text:style-name="T45">&lt;_?</text:span><text:span text:style-name="T54">3_&gt;個體的 萬物法則</text:span><text:span text:style-name="T45">。</text:span></text:p>
                        </text:list-item>
                        <text:list-item>
                          <text:p text:style-name="P114"><text:span text:style-name="T45">&lt;_?</text:span><text:span text:style-name="T54">3_&gt;個體 是 </text:span><text:span text:style-name="T45">&lt;_?</text:span><text:span text:style-name="T55">4</text:span><text:span text:style-name="T54">_&gt;個體的 內在物質</text:span><text:span text:style-name="T45">。</text:span></text:p>
                        </text:list-item>
                        <text:list-item>
                          <text:p text:style-name="P115"><text:span text:style-name="T45">&lt;_?</text:span><text:span text:style-name="T54">3_&gt;個體 存在、生存、生活 在 </text:span><text:span text:style-name="T45">&lt;_?</text:span><text:span text:style-name="T55">4</text:span><text:span text:style-name="T54">_&gt;個體</text:span><text:span text:style-name="T45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bookmark-start text:name="肉質層、意識層 與 力、光"/>肉質層、意識層 與 力、光<text:bookmark-end text:name="肉質層、意識層 與 力、光"/></text:p>
          <text:list>
            <text:list-item>
              <text:p text:style-name="P41">肉質層 <text:span text:style-name="T161">↔</text:span> 動能型個體，力、力存在、力變化、彈簧波。</text:p>
            </text:list-item>
            <text:list-item>
              <text:p text:style-name="P139"><text:span text:style-name="T139">意識層 </text:span><text:span text:style-name="T164">↔</text:span><text:span text:style-name="T139"> 電能型個體，光、光存在、光變化、電磁波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4T13:28:57.691000000</dc:date>
    <meta:editing-duration>P13DT14H9M53S</meta:editing-duration>
    <meta:editing-cycles>9079</meta:editing-cycles>
    <meta:document-statistic meta:table-count="0" meta:image-count="0" meta:object-count="0" meta:page-count="1" meta:paragraph-count="544" meta:word-count="11002" meta:character-count="14162" meta:non-whitespace-character-count="12612"/>
  </office:meta>
</office:document-meta>
</file>